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87e7f"/>
    </style:style>
    <style:style style:name="P10" style:family="paragraph" style:parent-style-name="Standard">
      <style:paragraph-properties fo:text-align="justify" style:justify-single-word="false"/>
      <style:text-properties officeooo:rsid="001fee87" officeooo:paragraph-rsid="005af861"/>
    </style:style>
    <style:style style:name="P11" style:family="paragraph" style:parent-style-name="Standard">
      <style:paragraph-properties fo:text-align="center" style:justify-single-word="false"/>
      <style:text-properties officeooo:rsid="001fee87" officeooo:paragraph-rsid="00480514"/>
    </style:style>
    <style:style style:name="P12" style:family="paragraph" style:parent-style-name="Standard">
      <style:paragraph-properties fo:text-align="center" style:justify-single-word="false"/>
      <style:text-properties officeooo:rsid="001fee87" officeooo:paragraph-rsid="005af861"/>
    </style:style>
    <style:style style:name="P13" style:family="paragraph" style:parent-style-name="Standard">
      <style:text-properties officeooo:rsid="001fee87" officeooo:paragraph-rsid="007bba58"/>
    </style:style>
    <style:style style:name="P14"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fee87" officeooo:paragraph-rsid="00243df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41dbf1" officeooo:paragraph-rsid="0041dbf1"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437edf" officeooo:paragraph-rsid="0041dbf1"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437edf" officeooo:paragraph-rsid="0043ed36"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43ed36" officeooo:paragraph-rsid="0043ed36"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715533" officeooo:paragraph-rsid="0043ed36"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715533" officeooo:paragraph-rsid="00715533" style:font-size-asian="14pt" style:font-weight-asian="bold" style:font-size-complex="14pt" style:font-weight-complex="bold"/>
    </style:style>
    <style:style style:name="P22" style:family="paragraph" style:parent-style-name="Standard">
      <style:text-properties fo:font-weight="bold" officeooo:rsid="001fee87" officeooo:paragraph-rsid="001fee87" style:font-weight-asian="bold" style:font-weight-complex="bold"/>
    </style:style>
    <style:style style:name="P23" style:family="paragraph" style:parent-style-name="Standard">
      <style:text-properties fo:font-weight="bold" officeooo:rsid="001fee87" officeooo:paragraph-rsid="00212a6c" style:font-weight-asian="bold" style:font-weight-complex="bold"/>
    </style:style>
    <style:style style:name="P24" style:family="paragraph" style:parent-style-name="Standard">
      <style:text-properties fo:font-weight="bold" officeooo:rsid="00373174" officeooo:paragraph-rsid="00373174" style:font-weight-asian="bold" style:font-weight-complex="bold"/>
    </style:style>
    <style:style style:name="P25" style:family="paragraph" style:parent-style-name="Standard">
      <style:text-properties fo:font-weight="bold" officeooo:rsid="00373174" officeooo:paragraph-rsid="00387e7f" style:font-weight-asian="bold" style:font-weight-complex="bold"/>
    </style:style>
    <style:style style:name="P26" style:family="paragraph" style:parent-style-name="Standard">
      <style:paragraph-properties fo:text-align="center" style:justify-single-word="false"/>
      <style:text-properties fo:font-weight="bold" officeooo:rsid="005eab15" officeooo:paragraph-rsid="005eab15" style:font-weight-asian="bold" style:font-weight-complex="bold"/>
    </style:style>
    <style:style style:name="P27" style:family="paragraph" style:parent-style-name="Standard">
      <style:text-properties officeooo:rsid="0025145f" officeooo:paragraph-rsid="001fee87"/>
    </style:style>
    <style:style style:name="P28" style:family="paragraph" style:parent-style-name="Standard">
      <style:text-properties officeooo:rsid="0025145f" officeooo:paragraph-rsid="003ab53d"/>
    </style:style>
    <style:style style:name="P29" style:family="paragraph" style:parent-style-name="Standard">
      <style:text-properties officeooo:rsid="002999fc"/>
    </style:style>
    <style:style style:name="P30" style:family="paragraph" style:parent-style-name="Standard">
      <style:text-properties officeooo:rsid="001b77b5"/>
    </style:style>
    <style:style style:name="P31" style:family="paragraph" style:parent-style-name="Standard">
      <style:text-properties officeooo:rsid="001b77b5" officeooo:paragraph-rsid="001b77b5"/>
    </style:style>
    <style:style style:name="P32" style:family="paragraph" style:parent-style-name="Standard">
      <style:text-properties officeooo:paragraph-rsid="00212a6c"/>
    </style:style>
    <style:style style:name="P33" style:family="paragraph" style:parent-style-name="Standard">
      <style:text-properties officeooo:paragraph-rsid="002c5d65"/>
    </style:style>
    <style:style style:name="P34" style:family="paragraph" style:parent-style-name="Standard">
      <style:text-properties officeooo:rsid="002e7ecc" officeooo:paragraph-rsid="002e7ecc"/>
    </style:style>
    <style:style style:name="P35" style:family="paragraph" style:parent-style-name="Standard">
      <style:text-properties officeooo:rsid="003002ae" officeooo:paragraph-rsid="002e7ecc"/>
    </style:style>
    <style:style style:name="P36" style:family="paragraph" style:parent-style-name="Standard">
      <style:text-properties officeooo:rsid="002abdd2" officeooo:paragraph-rsid="002abdd2"/>
    </style:style>
    <style:style style:name="P37" style:family="paragraph" style:parent-style-name="Standard">
      <style:paragraph-properties fo:text-align="center" style:justify-single-word="false"/>
      <style:text-properties officeooo:rsid="00243df2" officeooo:paragraph-rsid="00243df2"/>
    </style:style>
    <style:style style:name="P38" style:family="paragraph" style:parent-style-name="Standard">
      <style:text-properties officeooo:rsid="0036aeee" officeooo:paragraph-rsid="0036aeee"/>
    </style:style>
    <style:style style:name="P39" style:family="paragraph" style:parent-style-name="Standard">
      <style:paragraph-properties fo:text-align="justify" style:justify-single-word="false"/>
      <style:text-properties officeooo:rsid="0036aeee" officeooo:paragraph-rsid="005eab15"/>
    </style:style>
    <style:style style:name="P40" style:family="paragraph" style:parent-style-name="Standard">
      <style:paragraph-properties fo:text-align="justify" style:justify-single-word="false"/>
      <style:text-properties officeooo:rsid="0036aeee" officeooo:paragraph-rsid="00603878"/>
    </style:style>
    <style:style style:name="P41" style:family="paragraph" style:parent-style-name="Standard">
      <style:paragraph-properties fo:text-align="justify" style:justify-single-word="false"/>
      <style:text-properties officeooo:rsid="0036aeee" officeooo:paragraph-rsid="007d8719"/>
    </style:style>
    <style:style style:name="P42" style:family="paragraph" style:parent-style-name="Standard">
      <style:paragraph-properties fo:text-align="justify" style:justify-single-word="false"/>
      <style:text-properties officeooo:rsid="0036aeee" officeooo:paragraph-rsid="007edee3"/>
    </style:style>
    <style:style style:name="P43" style:family="paragraph" style:parent-style-name="Standard">
      <style:text-properties fo:font-style="italic" officeooo:rsid="001fee87" style:font-style-asian="italic" style:font-style-complex="italic"/>
    </style:style>
    <style:style style:name="P44"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5" style:family="paragraph" style:parent-style-name="Standard">
      <style:paragraph-properties fo:text-align="center" style:justify-single-word="false"/>
      <style:text-properties fo:font-style="italic" style:font-style-asian="italic" style:font-style-complex="italic"/>
    </style:style>
    <style:style style:name="P46" style:family="paragraph" style:parent-style-name="Standard">
      <style:paragraph-properties fo:text-align="center" style:justify-single-word="false"/>
      <style:text-properties fo:font-style="italic" officeooo:paragraph-rsid="001fee87" style:font-style-asian="italic" style:font-style-complex="italic"/>
    </style:style>
    <style:style style:name="P47" style:family="paragraph" style:parent-style-name="Standard">
      <style:paragraph-properties fo:text-align="center" style:justify-single-word="false"/>
      <style:text-properties fo:font-style="italic" officeooo:paragraph-rsid="004e61a6" style:font-style-asian="italic" style:font-style-complex="italic"/>
    </style:style>
    <style:style style:name="P48" style:family="paragraph" style:parent-style-name="Standard">
      <style:paragraph-properties fo:text-align="center" style:justify-single-word="false"/>
      <style:text-properties fo:font-style="italic" officeooo:paragraph-rsid="004ebdda" style:font-style-asian="italic" style:font-style-complex="italic"/>
    </style:style>
    <style:style style:name="P49" style:family="paragraph" style:parent-style-name="Standard">
      <style:paragraph-properties fo:text-align="center" style:justify-single-word="false"/>
      <style:text-properties fo:font-style="italic" officeooo:paragraph-rsid="0076caa6" style:font-style-asian="italic" style:font-style-complex="italic"/>
    </style:style>
    <style:style style:name="P50" style:family="paragraph" style:parent-style-name="Standard">
      <style:paragraph-properties fo:text-align="start" style:justify-single-word="false"/>
      <style:text-properties fo:font-style="italic" officeooo:paragraph-rsid="006549cb" style:font-style-asian="italic" style:font-style-complex="italic"/>
    </style:style>
    <style:style style:name="P51" style:family="paragraph" style:parent-style-name="Standard">
      <style:paragraph-properties fo:text-align="center" style:justify-single-word="false"/>
      <style:text-properties fo:font-style="italic" officeooo:rsid="003f818f" officeooo:paragraph-rsid="003f818f" style:font-style-asian="italic" style:font-style-complex="italic"/>
    </style:style>
    <style:style style:name="P52" style:family="paragraph" style:parent-style-name="Standard">
      <style:paragraph-properties fo:text-align="center" style:justify-single-word="false"/>
      <style:text-properties fo:font-style="italic" officeooo:rsid="0036aeee" officeooo:paragraph-rsid="007d8719" style:font-style-asian="italic" style:font-style-complex="italic"/>
    </style:style>
    <style:style style:name="P53"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54"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55" style:family="paragraph" style:parent-style-name="Standard">
      <style:text-properties fo:font-style="italic" fo:font-weight="bold" officeooo:rsid="0033b2db" officeooo:paragraph-rsid="005af861" style:font-style-asian="italic" style:font-weight-asian="bold" style:font-style-complex="italic" style:font-weight-complex="bold"/>
    </style:style>
    <style:style style:name="P56" style:family="paragraph" style:parent-style-name="Standard">
      <style:text-properties officeooo:rsid="0027a9c8" officeooo:paragraph-rsid="001b77b5"/>
    </style:style>
    <style:style style:name="P57" style:family="paragraph" style:parent-style-name="Standard">
      <style:text-properties officeooo:rsid="00373174" officeooo:paragraph-rsid="00373174"/>
    </style:style>
    <style:style style:name="P58" style:family="paragraph" style:parent-style-name="Standard">
      <style:text-properties officeooo:rsid="00373174" officeooo:paragraph-rsid="00387e7f"/>
    </style:style>
    <style:style style:name="P59" style:family="paragraph" style:parent-style-name="Standard">
      <style:text-properties officeooo:rsid="003f06f9" officeooo:paragraph-rsid="001b77b5"/>
    </style:style>
    <style:style style:name="P60" style:family="paragraph" style:parent-style-name="Standard">
      <style:paragraph-properties fo:text-align="justify" style:justify-single-word="false"/>
      <style:text-properties officeooo:rsid="0033b2db" officeooo:paragraph-rsid="0033b2db"/>
    </style:style>
    <style:style style:name="P61" style:family="paragraph" style:parent-style-name="Standard">
      <style:paragraph-properties fo:text-align="center" style:justify-single-word="false"/>
      <style:text-properties officeooo:paragraph-rsid="00497879"/>
    </style:style>
    <style:style style:name="P62" style:family="paragraph" style:parent-style-name="Standard">
      <style:paragraph-properties fo:text-align="start" style:justify-single-word="false"/>
      <style:text-properties officeooo:paragraph-rsid="0043ed36"/>
    </style:style>
    <style:style style:name="P63" style:family="paragraph" style:parent-style-name="Standard">
      <style:paragraph-properties fo:text-align="start" style:justify-single-word="false"/>
      <style:text-properties officeooo:paragraph-rsid="00715533"/>
    </style:style>
    <style:style style:name="P64" style:family="paragraph" style:parent-style-name="Standard">
      <style:paragraph-properties fo:text-align="center" style:justify-single-word="false"/>
      <style:text-properties fo:font-size="16pt" officeooo:paragraph-rsid="00243df2" style:font-size-asian="16pt" style:font-size-complex="16pt"/>
    </style:style>
    <style:style style:name="P65"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66"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7" style:family="paragraph" style:parent-style-name="Standard">
      <style:paragraph-properties fo:text-align="justify" style:justify-single-word="false"/>
      <style:text-properties style:font-name="Liberation Serif" fo:font-size="12pt" officeooo:rsid="00463764" officeooo:paragraph-rsid="00480514" style:font-size-asian="12pt" style:font-size-complex="12pt"/>
    </style:style>
    <style:style style:name="P68" style:family="paragraph" style:parent-style-name="Standard">
      <style:text-properties style:font-name="Liberation Serif" fo:font-size="12pt" officeooo:rsid="004a9b0f" officeooo:paragraph-rsid="004a9b0f" style:font-size-asian="12pt" style:font-size-complex="12pt"/>
    </style:style>
    <style:style style:name="P69" style:family="paragraph" style:parent-style-name="Standard">
      <style:paragraph-properties fo:text-align="justify" style:justify-single-word="false"/>
      <style:text-properties style:font-name="Liberation Serif" fo:font-size="12pt" officeooo:rsid="004ebdda" officeooo:paragraph-rsid="004ebdda" style:font-size-asian="12pt" style:font-size-complex="12pt"/>
    </style:style>
    <style:style style:name="P70" style:family="paragraph" style:parent-style-name="Standard">
      <style:paragraph-properties fo:text-align="justify" style:justify-single-word="false"/>
      <style:text-properties style:font-name="Liberation Serif" fo:font-size="12pt" officeooo:rsid="00537a88" officeooo:paragraph-rsid="004ebdda" style:font-size-asian="12pt" style:font-size-complex="12pt"/>
    </style:style>
    <style:style style:name="P71" style:family="paragraph" style:parent-style-name="Standard">
      <style:text-properties style:font-name="Liberation Serif" fo:font-size="12pt" officeooo:rsid="00518149" officeooo:paragraph-rsid="0053008b" style:font-size-asian="12pt" style:font-size-complex="12pt"/>
    </style:style>
    <style:style style:name="P72"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73"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74" style:family="paragraph" style:parent-style-name="Standard">
      <style:text-properties style:font-name="Liberation Serif" fo:font-size="12pt" fo:font-style="normal" officeooo:rsid="007d8719" officeooo:paragraph-rsid="007d8719" style:font-size-asian="12pt" style:font-style-asian="normal" style:font-size-complex="12pt" style:font-style-complex="normal"/>
    </style:style>
    <style:style style:name="P75"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76" style:family="paragraph" style:parent-style-name="Standard">
      <style:text-properties style:font-name="Liberation Serif" fo:font-size="12pt" fo:font-style="italic" officeooo:rsid="004a9b0f" officeooo:paragraph-rsid="004a9b0f" style:font-size-asian="12pt" style:font-style-asian="italic" style:font-size-complex="12pt" style:font-style-complex="italic"/>
    </style:style>
    <style:style style:name="P77" style:family="paragraph" style:parent-style-name="Standard">
      <style:paragraph-properties fo:text-align="center" style:justify-single-word="false"/>
      <style:text-properties style:font-name="Liberation Serif" fo:font-size="12pt" fo:font-style="italic" officeooo:rsid="004ebdda" officeooo:paragraph-rsid="0054be49" style:font-size-asian="12pt" style:font-style-asian="italic" style:font-size-complex="12pt" style:font-style-complex="italic"/>
    </style:style>
    <style:style style:name="P78" style:family="paragraph" style:parent-style-name="Standard">
      <style:paragraph-properties fo:text-align="center" style:justify-single-word="false"/>
      <style:text-properties style:font-name="Liberation Serif" fo:font-size="12pt" fo:font-style="italic" officeooo:paragraph-rsid="00758a04" style:font-size-asian="12pt" style:font-style-asian="italic" style:font-size-complex="12pt" style:font-style-complex="italic"/>
    </style:style>
    <style:style style:name="P79" style:family="paragraph" style:parent-style-name="Standard">
      <style:paragraph-properties fo:text-align="center" style:justify-single-word="false"/>
      <style:text-properties style:font-name="Liberation Serif" fo:font-size="12pt" fo:font-style="italic" officeooo:rsid="004ebdda" officeooo:paragraph-rsid="0054be49" style:font-name-asian="Liberation Serif1" style:font-size-asian="12pt" style:font-style-asian="italic" style:font-name-complex="Liberation Serif1" style:font-size-complex="12pt" style:font-style-complex="italic"/>
    </style:style>
    <style:style style:name="P80" style:family="paragraph" style:parent-style-name="Standard">
      <style:paragraph-properties fo:text-align="center" style:justify-single-word="false"/>
      <style:text-properties fo:font-size="12pt" officeooo:rsid="0036aeee" officeooo:paragraph-rsid="0063932d" style:font-size-asian="12pt" style:font-size-complex="12pt"/>
    </style:style>
    <style:style style:name="P81" style:family="paragraph" style:parent-style-name="Standard">
      <style:paragraph-properties fo:text-align="center" style:justify-single-word="false"/>
      <style:text-properties fo:font-size="12pt" officeooo:rsid="0036aeee" officeooo:paragraph-rsid="0066eae5" style:font-size-asian="12pt" style:font-size-complex="12pt"/>
    </style:style>
    <style:style style:name="P82" style:family="paragraph" style:parent-style-name="Standard">
      <style:text-properties fo:font-size="12pt" officeooo:rsid="0036aeee" officeooo:paragraph-rsid="0067dbc0" style:font-size-asian="12pt" style:font-size-complex="12pt"/>
    </style:style>
    <style:style style:name="P83" style:family="paragraph" style:parent-style-name="Standard">
      <style:text-properties fo:font-size="12pt" officeooo:rsid="0036aeee" officeooo:paragraph-rsid="006b23da" style:font-size-asian="12pt" style:font-size-complex="12pt"/>
    </style:style>
    <style:style style:name="P84" style:family="paragraph" style:parent-style-name="Standard">
      <style:paragraph-properties fo:text-align="justify" style:justify-single-word="false"/>
      <style:text-properties fo:font-size="12pt" officeooo:rsid="0036aeee" officeooo:paragraph-rsid="006b23da" style:font-size-asian="12pt" style:font-size-complex="12pt"/>
    </style:style>
    <style:style style:name="P85" style:family="paragraph" style:parent-style-name="Standard">
      <style:paragraph-properties fo:text-align="justify" style:justify-single-word="false"/>
      <style:text-properties fo:font-size="12pt" officeooo:rsid="0036aeee" officeooo:paragraph-rsid="006ba4a2" style:font-size-asian="12pt" style:font-size-complex="12pt"/>
    </style:style>
    <style:style style:name="P86" style:family="paragraph" style:parent-style-name="Standard">
      <style:paragraph-properties fo:text-align="justify" style:justify-single-word="false"/>
      <style:text-properties fo:font-size="12pt" officeooo:rsid="0036aeee" officeooo:paragraph-rsid="0067dbc0" style:font-size-asian="12pt" style:font-size-complex="12pt"/>
    </style:style>
    <style:style style:name="P87" style:family="paragraph" style:parent-style-name="Standard">
      <style:paragraph-properties fo:text-align="justify" style:justify-single-word="false"/>
      <style:text-properties fo:font-size="12pt" officeooo:rsid="0036aeee" officeooo:paragraph-rsid="0063932d" style:font-size-asian="12pt" style:font-size-complex="12pt"/>
    </style:style>
    <style:style style:name="P88" style:family="paragraph" style:parent-style-name="Standard">
      <style:paragraph-properties fo:text-align="justify" style:justify-single-word="false"/>
      <style:text-properties fo:font-size="12pt" officeooo:rsid="0036aeee" officeooo:paragraph-rsid="0066eae5" style:font-size-asian="12pt" style:font-size-complex="12pt"/>
    </style:style>
    <style:style style:name="P89" style:family="paragraph" style:parent-style-name="Standard">
      <style:paragraph-properties fo:text-align="justify" style:justify-single-word="false"/>
      <style:text-properties fo:font-size="12pt" officeooo:rsid="0036aeee" officeooo:paragraph-rsid="006c7323" style:font-size-asian="12pt" style:font-size-complex="12pt"/>
    </style:style>
    <style:style style:name="P90" style:family="paragraph" style:parent-style-name="Standard">
      <style:paragraph-properties fo:text-align="justify" style:justify-single-word="false"/>
      <style:text-properties fo:font-size="12pt" officeooo:rsid="0036aeee" officeooo:paragraph-rsid="006ddc1d" style:font-size-asian="12pt" style:font-size-complex="12pt"/>
    </style:style>
    <style:style style:name="P91" style:family="paragraph" style:parent-style-name="Standard">
      <style:paragraph-properties fo:text-align="justify" style:justify-single-word="false"/>
      <style:text-properties fo:font-size="12pt" officeooo:rsid="0036aeee" officeooo:paragraph-rsid="006f1ff3" style:font-size-asian="12pt" style:font-size-complex="12pt"/>
    </style:style>
    <style:style style:name="P92" style:family="paragraph" style:parent-style-name="Standard">
      <style:paragraph-properties fo:text-align="justify" style:justify-single-word="false"/>
      <style:text-properties fo:font-size="12pt" officeooo:rsid="00617e42" officeooo:paragraph-rsid="00617e42" style:font-size-asian="12pt" style:font-size-complex="12pt"/>
    </style:style>
    <style:style style:name="P93" style:family="paragraph" style:parent-style-name="Standard">
      <style:text-properties fo:font-size="12pt" officeooo:rsid="00617e42" officeooo:paragraph-rsid="00617e42" style:font-size-asian="12pt" style:font-size-complex="12pt"/>
    </style:style>
    <style:style style:name="P94" style:family="paragraph" style:parent-style-name="Standard">
      <style:paragraph-properties fo:text-align="justify" style:justify-single-word="false"/>
      <style:text-properties fo:font-size="12pt" officeooo:rsid="0063932d" officeooo:paragraph-rsid="0063932d" style:font-size-asian="12pt" style:font-size-complex="12pt"/>
    </style:style>
    <style:style style:name="P95" style:family="paragraph" style:parent-style-name="Standard">
      <style:text-properties fo:font-size="12pt" officeooo:rsid="0063932d" officeooo:paragraph-rsid="0063932d" style:font-size-asian="12pt" style:font-size-complex="12pt"/>
    </style:style>
    <style:style style:name="P96" style:family="paragraph" style:parent-style-name="Standard">
      <style:text-properties fo:font-size="12pt" officeooo:rsid="0066eae5" officeooo:paragraph-rsid="0066eae5" style:font-size-asian="12pt" style:font-size-complex="12pt"/>
    </style:style>
    <style:style style:name="P97" style:family="paragraph" style:parent-style-name="Standard">
      <style:text-properties fo:font-size="12pt" officeooo:rsid="0067dbc0" officeooo:paragraph-rsid="0067dbc0" style:font-size-asian="12pt" style:font-size-complex="12pt"/>
    </style:style>
    <style:style style:name="P98" style:family="paragraph" style:parent-style-name="Standard">
      <style:text-properties fo:font-size="12pt" officeooo:rsid="006549cb" officeooo:paragraph-rsid="006549cb" style:font-size-asian="12pt" style:font-size-complex="12pt"/>
    </style:style>
    <style:style style:name="P99" style:family="paragraph" style:parent-style-name="Standard">
      <style:text-properties fo:font-size="12pt" officeooo:rsid="006c7323" officeooo:paragraph-rsid="006c7323" style:font-size-asian="12pt" style:font-size-complex="12pt"/>
    </style:style>
    <style:style style:name="P100" style:family="paragraph" style:parent-style-name="Standard">
      <style:text-properties fo:font-size="12pt" officeooo:rsid="006f1ff3" officeooo:paragraph-rsid="006ddc1d" style:font-size-asian="12pt" style:font-size-complex="12pt"/>
    </style:style>
    <style:style style:name="P101" style:family="paragraph" style:parent-style-name="Standard">
      <style:text-properties fo:font-size="12pt" officeooo:rsid="006f1ff3" officeooo:paragraph-rsid="006f1ff3" style:font-size-asian="12pt" style:font-size-complex="12pt"/>
    </style:style>
    <style:style style:name="P102" style:family="paragraph" style:parent-style-name="Standard">
      <style:paragraph-properties fo:text-align="center" style:justify-single-word="false"/>
      <style:text-properties fo:font-size="12pt" fo:font-style="italic" fo:font-weight="normal" officeooo:rsid="0036aeee" officeooo:paragraph-rsid="00617e42" style:font-size-asian="12pt" style:font-style-asian="italic" style:font-weight-asian="normal" style:font-size-complex="12pt" style:font-style-complex="italic" style:font-weight-complex="normal"/>
    </style:style>
    <style:style style:name="P103" style:family="paragraph" style:parent-style-name="Standard">
      <style:paragraph-properties fo:text-align="center" style:justify-single-word="false"/>
      <style:text-properties fo:font-size="12pt" fo:font-style="italic" fo:font-weight="normal" officeooo:rsid="0036aeee" officeooo:paragraph-rsid="006dbbd3" style:font-size-asian="12pt" style:font-style-asian="italic" style:font-weight-asian="normal" style:font-size-complex="12pt" style:font-style-complex="italic" style:font-weight-complex="normal"/>
    </style:style>
    <style:style style:name="P104" style:family="paragraph" style:parent-style-name="Standard">
      <style:paragraph-properties fo:text-align="center" style:justify-single-word="false"/>
      <style:text-properties fo:font-size="12pt" fo:font-style="italic" officeooo:rsid="0036aeee" officeooo:paragraph-rsid="0067dbc0" style:font-size-asian="12pt" style:font-style-asian="italic" style:font-size-complex="12pt" style:font-style-complex="italic"/>
    </style:style>
    <style:style style:name="P105" style:family="paragraph" style:parent-style-name="Standard">
      <style:paragraph-properties fo:text-align="center" style:justify-single-word="false"/>
      <style:text-properties fo:font-size="12pt" fo:font-style="italic" officeooo:rsid="0036aeee" officeooo:paragraph-rsid="006b23da" style:font-size-asian="12pt" style:font-style-asian="italic" style:font-size-complex="12pt" style:font-style-complex="italic"/>
    </style:style>
    <style:style style:name="P106" style:family="paragraph" style:parent-style-name="Standard">
      <style:paragraph-properties fo:text-align="center" style:justify-single-word="false"/>
      <style:text-properties fo:font-size="12pt" fo:font-style="italic" officeooo:rsid="0036aeee" officeooo:paragraph-rsid="006c7323" style:font-size-asian="12pt" style:font-style-asian="italic" style:font-size-complex="12pt" style:font-style-complex="italic"/>
    </style:style>
    <style:style style:name="P107" style:family="paragraph" style:parent-style-name="Standard">
      <style:paragraph-properties fo:text-align="center" style:justify-single-word="false"/>
      <style:text-properties fo:font-size="12pt" fo:font-style="italic" officeooo:rsid="0036aeee" officeooo:paragraph-rsid="006f1ff3" style:font-size-asian="12pt" style:font-style-asian="italic" style:font-size-complex="12pt" style:font-style-complex="italic"/>
    </style:style>
    <style:style style:name="P108" style:family="paragraph" style:parent-style-name="Standard">
      <style:paragraph-properties fo:text-align="center" style:justify-single-word="false"/>
      <style:text-properties fo:font-size="12pt" fo:font-style="italic" officeooo:rsid="0036aeee" officeooo:paragraph-rsid="006fb83a" style:font-size-asian="12pt" style:font-style-asian="italic" style:font-size-complex="12pt" style:font-style-complex="italic"/>
    </style:style>
    <style:style style:name="P109" style:family="paragraph" style:parent-style-name="Standard">
      <style:text-properties fo:font-size="12pt" fo:font-style="normal" officeooo:rsid="007d8719" officeooo:paragraph-rsid="007d8719" style:font-size-asian="12pt" style:font-style-asian="normal" style:font-size-complex="12pt" style:font-style-complex="normal"/>
    </style:style>
    <style:style style:name="P110" style:family="paragraph" style:parent-style-name="Standard">
      <style:paragraph-properties fo:text-align="justify" style:justify-single-word="false"/>
      <style:text-properties officeooo:paragraph-rsid="004c3f44"/>
    </style:style>
    <style:style style:name="P111" style:family="paragraph" style:parent-style-name="Standard">
      <style:paragraph-properties fo:text-align="justify" style:justify-single-word="false"/>
      <style:text-properties officeooo:paragraph-rsid="0054be49"/>
    </style:style>
    <style:style style:name="P112" style:family="paragraph" style:parent-style-name="Standard">
      <style:paragraph-properties fo:text-align="justify" style:justify-single-word="false"/>
      <style:text-properties officeooo:paragraph-rsid="004ebdda"/>
    </style:style>
    <style:style style:name="P113" style:family="paragraph" style:parent-style-name="Standard">
      <style:paragraph-properties fo:text-align="justify" style:justify-single-word="false"/>
      <style:text-properties officeooo:paragraph-rsid="0076caa6"/>
    </style:style>
    <style:style style:name="P114" style:family="paragraph" style:parent-style-name="Standard">
      <style:paragraph-properties fo:text-align="justify" style:justify-single-word="false"/>
      <style:text-properties officeooo:rsid="0040e497" officeooo:paragraph-rsid="0033b2db"/>
    </style:style>
    <style:style style:name="P115"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6"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7"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a7db7" officeooo:paragraph-rsid="004a7db7"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8"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officeooo:rsid="00497879" officeooo:paragraph-rsid="00497879"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119"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officeooo:rsid="00758a0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20"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officeooo:rsid="0076caa6" officeooo:paragraph-rsid="0076caa6"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121" style:family="paragraph" style:parent-style-name="Standard">
      <style:paragraph-properties fo:text-align="center" style:justify-single-word="false"/>
      <style:text-properties style:text-position="0% 100%" style:font-name="Liberation Serif" fo:font-size="12pt" fo:font-style="italic" officeooo:rsid="00480514" officeooo:paragraph-rsid="00497879" style:font-size-asian="12pt" style:font-style-asian="italic" style:font-size-complex="12pt" style:font-style-complex="italic"/>
    </style:style>
    <style:style style:name="P122" style:family="paragraph" style:parent-style-name="Standard">
      <style:paragraph-properties fo:text-align="justify" style:justify-single-word="false"/>
      <style:text-properties fo:font-style="normal" fo:font-weight="normal" officeooo:rsid="005af861" officeooo:paragraph-rsid="005af861" style:font-style-asian="normal" style:font-weight-asian="normal" style:font-style-complex="normal" style:font-weight-complex="normal"/>
    </style:style>
    <style:style style:name="P123" style:family="paragraph" style:parent-style-name="Standard">
      <style:text-properties fo:font-style="normal" officeooo:rsid="005c1fb3" officeooo:paragraph-rsid="005af861" style:font-style-asian="normal" style:font-style-complex="normal"/>
    </style:style>
    <style:style style:name="P124" style:family="paragraph" style:parent-style-name="Standard">
      <style:paragraph-properties fo:text-align="center" style:justify-single-word="false"/>
      <style:text-properties fo:font-style="normal" fo:font-weight="bold" officeooo:rsid="005eab15" officeooo:paragraph-rsid="005eab15" style:font-style-asian="normal" style:font-weight-asian="bold" style:font-style-complex="normal" style:font-weight-complex="bold"/>
    </style:style>
    <style:style style:name="P125" style:family="paragraph" style:parent-style-name="Standard">
      <style:paragraph-properties fo:text-align="justify" style:justify-single-word="false"/>
      <style:text-properties officeooo:rsid="00603878" officeooo:paragraph-rsid="005eab15"/>
    </style:style>
    <style:style style:name="P126" style:family="paragraph" style:parent-style-name="Standard">
      <style:text-properties officeooo:rsid="006b23da" officeooo:paragraph-rsid="006b23da"/>
    </style:style>
    <style:style style:name="P127" style:family="paragraph" style:parent-style-name="Standard">
      <style:text-properties officeooo:rsid="005a70e8" officeooo:paragraph-rsid="005a70e8"/>
    </style:style>
    <style:style style:name="P128" style:family="paragraph" style:parent-style-name="Standard">
      <style:text-properties officeooo:rsid="007cbeb1" officeooo:paragraph-rsid="002abdd2"/>
    </style:style>
    <style:style style:name="P129" style:family="paragraph" style:parent-style-name="Standard" style:master-page-name="Standard">
      <style:paragraph-properties style:page-number="auto"/>
      <style:text-properties officeooo:rsid="001fee87"/>
    </style:style>
    <style:style style:name="P130" style:family="paragraph" style:parent-style-name="Standard">
      <style:paragraph-properties fo:text-align="start" style:justify-single-word="false"/>
      <style:text-properties fo:font-size="14pt" fo:font-weight="bold" officeooo:rsid="00437edf" officeooo:paragraph-rsid="0041dbf1" style:font-size-asian="14pt" style:font-weight-asian="bold" style:font-size-complex="14pt" style:font-weight-complex="bold"/>
    </style:style>
    <style:style style:name="P131" style:family="paragraph" style:parent-style-name="Standard">
      <style:text-properties officeooo:paragraph-rsid="00867971"/>
    </style:style>
    <style:style style:name="P132" style:family="paragraph" style:parent-style-name="Standard">
      <style:paragraph-properties fo:text-align="center" style:justify-single-word="false"/>
      <style:text-properties officeooo:paragraph-rsid="00867971"/>
    </style:style>
    <style:style style:name="P133" style:family="paragraph" style:parent-style-name="Standard">
      <style:text-properties style:font-name="Liberation Serif" fo:font-style="normal" fo:font-weight="normal" officeooo:rsid="0036aeee" officeooo:paragraph-rsid="00867971" style:font-style-asian="normal" style:font-weight-asian="normal" style:font-style-complex="normal" style:font-weight-complex="normal"/>
    </style:style>
    <style:style style:name="P134" style:family="paragraph" style:parent-style-name="Standard">
      <style:text-properties officeooo:rsid="0036aeee" officeooo:paragraph-rsid="00867971"/>
    </style:style>
    <style:style style:name="P135" style:family="paragraph" style:parent-style-name="Standard">
      <style:text-properties officeooo:rsid="003ab53d" officeooo:paragraph-rsid="0036aeee"/>
    </style:style>
    <style:style style:name="P136" style:family="paragraph" style:parent-style-name="Standard">
      <style:paragraph-properties fo:text-align="center" style:justify-single-word="false"/>
      <style:text-properties fo:font-weight="bold" officeooo:rsid="0036aeee" officeooo:paragraph-rsid="00867971" style:font-weight-asian="bold" style:font-weight-complex="bold"/>
    </style:style>
    <style:style style:name="P137" style:family="paragraph" style:parent-style-name="Standard">
      <style:text-properties fo:font-weight="bold" officeooo:rsid="003ab53d" officeooo:paragraph-rsid="00867971" style:font-weight-asian="bold" style:font-weight-complex="bold"/>
    </style:style>
    <style:style style:name="P138" style:family="paragraph" style:parent-style-name="Standard">
      <style:paragraph-properties fo:text-align="center" style:justify-single-word="false"/>
      <style:text-properties fo:font-weight="bold" officeooo:rsid="003ab53d" officeooo:paragraph-rsid="00867971" style:font-weight-asian="bold" style:font-weight-complex="bold"/>
    </style:style>
    <style:style style:name="T1" style:family="text">
      <style:text-properties officeooo:rsid="001fee87"/>
    </style:style>
    <style:style style:name="T2" style:family="text">
      <style:text-properties officeooo:rsid="001b77b5"/>
    </style:style>
    <style:style style:name="T3" style:family="text">
      <style:text-properties officeooo:rsid="00758a04"/>
    </style:style>
    <style:style style:name="T4" style:family="text">
      <style:text-properties fo:font-style="italic" style:font-style-asian="italic" style:font-style-complex="italic"/>
    </style:style>
    <style:style style:name="T5" style:family="text">
      <style:text-properties fo:font-style="italic" officeooo:rsid="001b77b5" style:font-style-asian="italic" style:font-style-complex="italic"/>
    </style:style>
    <style:style style:name="T6" style:family="text">
      <style:text-properties fo:font-style="italic" officeooo:rsid="001fee87" style:font-style-asian="italic" style:font-style-complex="italic"/>
    </style:style>
    <style:style style:name="T7" style:family="text">
      <style:text-properties fo:font-style="italic" officeooo:rsid="0040e497" style:font-style-asian="italic" style:font-style-complex="italic"/>
    </style:style>
    <style:style style:name="T8" style:family="text">
      <style:text-properties fo:font-style="italic" officeooo:rsid="005af861" style:font-style-asian="italic" style:font-style-complex="italic"/>
    </style:style>
    <style:style style:name="T9" style:family="text">
      <style:text-properties fo:font-style="italic" officeooo:rsid="005c1fb3" style:font-style-asian="italic" style:font-style-complex="italic"/>
    </style:style>
    <style:style style:name="T10" style:family="text">
      <style:text-properties fo:font-style="italic" officeooo:rsid="00603878" style:font-style-asian="italic" style:font-style-complex="italic"/>
    </style:style>
    <style:style style:name="T11" style:family="text">
      <style:text-properties fo:font-style="italic" officeooo:rsid="00617e42" style:font-style-asian="italic" style:font-style-complex="italic"/>
    </style:style>
    <style:style style:name="T12" style:family="text">
      <style:text-properties fo:font-style="italic" officeooo:rsid="0063932d" style:font-style-asian="italic" style:font-style-complex="italic"/>
    </style:style>
    <style:style style:name="T13" style:family="text">
      <style:text-properties fo:font-style="italic" officeooo:rsid="0067dbc0" style:font-style-asian="italic" style:font-style-complex="italic"/>
    </style:style>
    <style:style style:name="T14" style:family="text">
      <style:text-properties fo:font-style="italic" officeooo:rsid="006b23da" style:font-style-asian="italic" style:font-style-complex="italic"/>
    </style:style>
    <style:style style:name="T15" style:family="text">
      <style:text-properties fo:font-style="italic" officeooo:rsid="006ba4a2" style:font-style-asian="italic" style:font-style-complex="italic"/>
    </style:style>
    <style:style style:name="T16" style:family="text">
      <style:text-properties fo:font-style="italic" officeooo:rsid="006dbbd3" style:font-style-asian="italic" style:font-style-complex="italic"/>
    </style:style>
    <style:style style:name="T17" style:family="text">
      <style:text-properties fo:font-style="italic" officeooo:rsid="006ddc1d" style:font-style-asian="italic" style:font-style-complex="italic"/>
    </style:style>
    <style:style style:name="T18" style:family="text">
      <style:text-properties fo:font-style="italic" officeooo:rsid="006f1ff3" style:font-style-asian="italic" style:font-style-complex="italic"/>
    </style:style>
    <style:style style:name="T19" style:family="text">
      <style:text-properties fo:font-style="italic" fo:font-weight="bold" officeooo:rsid="001fee87" style:font-style-asian="italic" style:font-weight-asian="bold" style:font-style-complex="italic" style:font-weight-complex="bold"/>
    </style:style>
    <style:style style:name="T20" style:family="text">
      <style:text-properties officeooo:rsid="001a6198"/>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officeooo:rsid="002e7ecc" style:font-style-asian="italic" style:font-style-complex="italic"/>
    </style:style>
    <style:style style:name="T23" style:family="text">
      <style:text-properties style:text-position="sub 58%" fo:font-style="italic" officeooo:rsid="002abdd2" style:font-style-asian="italic" style:font-style-complex="italic"/>
    </style:style>
    <style:style style:name="T24" style:family="text">
      <style:text-properties style:text-position="sub 58%" fo:font-style="italic" officeooo:rsid="001fee87" style:font-style-asian="italic" style:font-style-complex="italic"/>
    </style:style>
    <style:style style:name="T25" style:family="text">
      <style:text-properties style:text-position="sub 58%" fo:font-style="italic" officeooo:rsid="0033b2db" style:font-style-asian="italic" style:font-style-complex="italic"/>
    </style:style>
    <style:style style:name="T26" style:family="text">
      <style:text-properties style:text-position="sub 58%" fo:font-style="italic" officeooo:rsid="005af861" style:font-style-asian="italic" style:font-style-complex="italic"/>
    </style:style>
    <style:style style:name="T27" style:family="text">
      <style:text-properties style:text-position="sub 58%" fo:font-style="italic" officeooo:rsid="00603878" style:font-style-asian="italic" style:font-style-complex="italic"/>
    </style:style>
    <style:style style:name="T28" style:family="text">
      <style:text-properties style:text-position="sub 58%" fo:font-style="italic" officeooo:rsid="0067dbc0" style:font-style-asian="italic" style:font-style-complex="italic"/>
    </style:style>
    <style:style style:name="T29" style:family="text">
      <style:text-properties style:text-position="sub 58%" fo:font-style="italic" officeooo:rsid="006b23da" style:font-style-asian="italic" style:font-style-complex="italic"/>
    </style:style>
    <style:style style:name="T30" style:family="text">
      <style:text-properties style:text-position="sub 58%" fo:font-style="italic" officeooo:rsid="006ddc1d" style:font-style-asian="italic" style:font-style-complex="italic"/>
    </style:style>
    <style:style style:name="T31" style:family="text">
      <style:text-properties style:text-position="sub 58%" fo:font-style="italic" officeooo:rsid="006f1ff3" style:font-style-asian="italic" style:font-style-complex="italic"/>
    </style:style>
    <style:style style:name="T32" style:family="text">
      <style:text-properties style:text-position="sub 58%" style:font-name="Liberation Serif" fo:font-size="12pt" officeooo:rsid="004c3f44" style:font-size-asian="12pt" style:font-size-complex="12pt"/>
    </style:style>
    <style:style style:name="T33" style:family="text">
      <style:text-properties style:text-position="sub 58%" style:font-name="Liberation Serif" fo:font-size="12pt" fo:font-style="italic" officeooo:rsid="004c3f44" style:font-size-asian="12pt" style:font-style-asian="italic" style:font-size-complex="12pt" style:font-style-complex="italic"/>
    </style:style>
    <style:style style:name="T34"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35" style:family="text">
      <style:text-properties style:text-position="sub 58%" officeooo:rsid="00617e42"/>
    </style:style>
    <style:style style:name="T36" style:family="text">
      <style:text-properties style:text-position="sub 58%" officeooo:rsid="0067dbc0"/>
    </style:style>
    <style:style style:name="T37" style:family="text">
      <style:text-properties style:text-position="sub 58%" officeooo:rsid="006b23da"/>
    </style:style>
    <style:style style:name="T38" style:family="text">
      <style:text-properties style:text-position="sub 58%" officeooo:rsid="006c7323"/>
    </style:style>
    <style:style style:name="T39" style:family="text">
      <style:text-properties style:text-position="sub 58%" officeooo:rsid="006dbbd3"/>
    </style:style>
    <style:style style:name="T40" style:family="text">
      <style:text-properties style:text-position="sub 58%" officeooo:rsid="006f1ff3"/>
    </style:style>
    <style:style style:name="T41" style:family="text">
      <style:text-properties style:text-position="sub 58%" officeooo:rsid="006fb83a"/>
    </style:style>
    <style:style style:name="T42" style:family="text">
      <style:text-properties style:text-position="sub 58%" fo:font-size="12pt" fo:font-style="italic" officeooo:rsid="0071dd41" style:font-size-asian="12pt" style:font-style-asian="italic" style:font-size-complex="12pt" style:font-style-complex="italic"/>
    </style:style>
    <style:style style:name="T43" style:family="text">
      <style:text-properties style:text-position="sub 58%" fo:font-size="12pt" fo:font-style="italic" officeooo:rsid="007bba58" style:font-size-asian="12pt" style:font-style-asian="italic" style:font-size-complex="12pt" style:font-style-complex="italic"/>
    </style:style>
    <style:style style:name="T44" style:family="text">
      <style:text-properties style:text-position="sub 58%" officeooo:rsid="00867971"/>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weight="bold" officeooo:rsid="0043ed36" style:font-size-asian="14pt" style:font-weight-asian="bold" style:font-size-complex="14pt" style:font-weight-complex="bold"/>
    </style:style>
    <style:style style:name="T47" style:family="text">
      <style:text-properties fo:font-size="14pt" fo:font-weight="bold" officeooo:rsid="00480514" style:font-size-asian="14pt" style:font-weight-asian="bold" style:font-size-complex="14pt" style:font-weight-complex="bold"/>
    </style:style>
    <style:style style:name="T48" style:family="text">
      <style:text-properties fo:font-size="14pt" fo:font-weight="bold" officeooo:rsid="002c5d65" style:font-size-asian="14pt" style:font-weight-asian="bold" style:font-size-complex="14pt" style:font-weight-complex="bold"/>
    </style:style>
    <style:style style:name="T49" style:family="text">
      <style:text-properties fo:font-size="14pt" fo:font-weight="bold" officeooo:rsid="0033b2db" style:font-size-asian="14pt" style:font-weight-asian="bold" style:font-size-complex="14pt" style:font-weight-complex="bold"/>
    </style:style>
    <style:style style:name="T50" style:family="text">
      <style:text-properties fo:font-size="14pt" fo:font-weight="bold" officeooo:rsid="00715533" style:font-size-asian="14pt" style:font-weight-asian="bold" style:font-size-complex="14pt" style:font-weight-complex="bold"/>
    </style:style>
    <style:style style:name="T51" style:family="text">
      <style:text-properties fo:font-size="14pt" fo:font-weight="bold" officeooo:rsid="0071dd41" style:font-size-asian="14pt" style:font-weight-asian="bold" style:font-size-complex="14pt" style:font-weight-complex="bold"/>
    </style:style>
    <style:style style:name="T52" style:family="text">
      <style:text-properties fo:font-size="14pt" fo:font-weight="bold" officeooo:rsid="001fee87" style:font-size-asian="14pt" style:font-weight-asian="bold" style:font-size-complex="14pt" style:font-weight-complex="bold"/>
    </style:style>
    <style:style style:name="T53" style:family="text">
      <style:text-properties officeooo:rsid="002680a0"/>
    </style:style>
    <style:style style:name="T54" style:family="text">
      <style:text-properties officeooo:rsid="0027a9c8"/>
    </style:style>
    <style:style style:name="T55" style:family="text">
      <style:text-properties fo:font-weight="bold" style:font-weight-asian="bold" style:font-weight-complex="bold"/>
    </style:style>
    <style:style style:name="T56" style:family="text">
      <style:text-properties fo:font-weight="bold" officeooo:rsid="001b77b5" style:font-weight-asian="bold" style:font-weight-complex="bold"/>
    </style:style>
    <style:style style:name="T57" style:family="text">
      <style:text-properties fo:font-weight="bold" officeooo:rsid="001fee87" style:font-weight-asian="bold" style:font-weight-complex="bold"/>
    </style:style>
    <style:style style:name="T58" style:family="text">
      <style:text-properties fo:font-weight="bold" officeooo:rsid="002c5d65" style:font-weight-asian="bold" style:font-weight-complex="bold"/>
    </style:style>
    <style:style style:name="T59" style:family="text">
      <style:text-properties fo:font-weight="bold" officeooo:rsid="0033b2db" style:font-weight-asian="bold" style:font-weight-complex="bold"/>
    </style:style>
    <style:style style:name="T60" style:family="text">
      <style:text-properties fo:font-weight="bold" officeooo:rsid="00243df2" style:font-weight-asian="bold" style:font-weight-complex="bold"/>
    </style:style>
    <style:style style:name="T61" style:family="text">
      <style:text-properties fo:font-weight="bold" officeooo:rsid="006dbbd3" style:font-weight-asian="bold" style:font-weight-complex="bold"/>
    </style:style>
    <style:style style:name="T62" style:family="text">
      <style:text-properties officeooo:rsid="002abdd2"/>
    </style:style>
    <style:style style:name="T63" style:family="text">
      <style:text-properties officeooo:rsid="002c5d65"/>
    </style:style>
    <style:style style:name="T64" style:family="text">
      <style:text-properties officeooo:rsid="002dea21"/>
    </style:style>
    <style:style style:name="T65" style:family="text">
      <style:text-properties officeooo:rsid="002e7ecc"/>
    </style:style>
    <style:style style:name="T66" style:family="text">
      <style:text-properties officeooo:rsid="003002ae"/>
    </style:style>
    <style:style style:name="T67" style:family="text">
      <style:text-properties officeooo:rsid="00312659"/>
    </style:style>
    <style:style style:name="T68" style:family="text">
      <style:text-properties officeooo:rsid="00314d74"/>
    </style:style>
    <style:style style:name="T69" style:family="text">
      <style:text-properties officeooo:rsid="00326de7"/>
    </style:style>
    <style:style style:name="T70" style:family="text">
      <style:text-properties officeooo:rsid="0032a32e"/>
    </style:style>
    <style:style style:name="T71" style:family="text">
      <style:text-properties officeooo:rsid="00373174"/>
    </style:style>
    <style:style style:name="T72" style:family="text">
      <style:text-properties officeooo:rsid="0039753f"/>
    </style:style>
    <style:style style:name="T73" style:family="text">
      <style:text-properties officeooo:rsid="003ab53d"/>
    </style:style>
    <style:style style:name="T74" style:family="text">
      <style:text-properties officeooo:rsid="003bcc33"/>
    </style:style>
    <style:style style:name="T75" style:family="text">
      <style:text-properties officeooo:rsid="003f06f9"/>
    </style:style>
    <style:style style:name="T76" style:family="text">
      <style:text-properties officeooo:rsid="003f818f"/>
    </style:style>
    <style:style style:name="T77" style:family="text">
      <style:text-properties officeooo:rsid="0040e497"/>
    </style:style>
    <style:style style:name="T78" style:family="text">
      <style:text-properties officeooo:rsid="00480514"/>
    </style:style>
    <style:style style:name="T79"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80" style:family="text">
      <style:text-properties fo:color="#000000" style:text-outline="false" style:text-line-through-style="none"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81"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2"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3"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4"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5"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6" style:family="text">
      <style:text-properties fo:color="#000000" style:text-outline="false" style:text-line-through-style="none"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7"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8"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9"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0"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1" style:family="text">
      <style:text-properties fo:color="#000000" style:text-outline="false" style:text-line-through-style="none" style:text-position="sub 58%"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2" style:family="text">
      <style:text-properties fo:color="#000000" style:text-outline="false" style:text-line-through-style="none" style:text-position="sub 58%"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3" style:family="text">
      <style:text-properties fo:color="#000000" style:text-outline="false" style:text-line-through-style="none" style:text-position="sub 58%"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4"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95"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96"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97"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98"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99" style:family="text">
      <style:text-properties fo:color="#000000" style:text-outline="false" style:text-line-through-style="none" fo:text-shadow="none" style:text-underline-style="none" officeooo:rsid="0066eae5" style:font-name-asian="FuturaBlack BT" style:font-name-complex="FuturaBlack BT" style:text-emphasize="none" style:text-overline-style="none" style:text-overline-color="font-color"/>
    </style:style>
    <style:style style:name="T100" style:family="text">
      <style:text-properties fo:color="#000000" style:text-outline="false" style:text-line-through-style="none" style:text-position="0% 100%"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01" style:family="text">
      <style:text-properties fo:color="#000000" style:text-outline="false" style:text-line-through-style="none" style:text-position="0% 100%"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2" style:family="text">
      <style:text-properties fo:color="#000000" style:text-outline="false" style:text-line-through-style="none" style:text-position="0% 100%" style:font-name="Liberation Serif1" fo:text-shadow="none" style:text-underline-style="none" fo:font-weight="normal" officeooo:rsid="00794a57" style:font-name-asian="FuturaBlack BT" style:font-weight-asian="normal" style:font-name-complex="FuturaBlack BT" style:font-weight-complex="normal" style:text-emphasize="none" style:text-overline-style="none" style:text-overline-color="font-color"/>
    </style:style>
    <style:style style:name="T103" style:family="text">
      <style:text-properties fo:color="#000000" style:text-outline="false" style:text-line-through-style="none" style:text-position="0% 100%"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4" style:family="text">
      <style:text-properties fo:color="#000000" style:text-outline="false" style:text-line-through-style="none" style:text-position="0% 100%" style:font-name="Liberation Serif1" fo:font-size="12pt" fo:text-shadow="none" style:text-underline-style="none" fo:font-weight="normal" officeooo:rsid="00794a57"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5" style:family="text">
      <style:text-properties fo:color="#000000" style:text-outline="false" style:text-line-through-style="none" style:text-position="0% 100%" style:font-name="Liberation Serif1" fo:font-size="12pt" fo:text-shadow="none" style:text-underline-style="none" fo:font-weight="normal" officeooo:rsid="0076caa6"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6" style:family="text">
      <style:text-properties style:font-name="Liberation Serif" fo:font-size="12pt" officeooo:rsid="004a9b0f" style:font-size-asian="12pt" style:font-size-complex="12pt"/>
    </style:style>
    <style:style style:name="T107" style:family="text">
      <style:text-properties style:font-name="Liberation Serif" fo:font-size="12pt" officeooo:rsid="004c3f44" style:font-size-asian="12pt" style:font-size-complex="12pt"/>
    </style:style>
    <style:style style:name="T108" style:family="text">
      <style:text-properties style:font-name="Liberation Serif" fo:font-size="12pt" officeooo:rsid="004e61a6" style:font-size-asian="12pt" style:font-size-complex="12pt"/>
    </style:style>
    <style:style style:name="T109" style:family="text">
      <style:text-properties style:font-name="Liberation Serif" fo:font-size="12pt" officeooo:rsid="004ebdda" style:font-size-asian="12pt" style:font-size-complex="12pt"/>
    </style:style>
    <style:style style:name="T110" style:family="text">
      <style:text-properties style:font-name="Liberation Serif" fo:font-size="12pt" officeooo:rsid="00537a88" style:font-size-asian="12pt" style:font-size-complex="12pt"/>
    </style:style>
    <style:style style:name="T111" style:family="text">
      <style:text-properties style:font-name="Liberation Serif" fo:font-size="12pt" officeooo:rsid="0054be49" style:font-size-asian="12pt" style:font-size-complex="12pt"/>
    </style:style>
    <style:style style:name="T112" style:family="text">
      <style:text-properties style:font-name="Liberation Serif" fo:font-size="12pt" officeooo:rsid="00560959" style:font-size-asian="12pt" style:font-size-complex="12pt"/>
    </style:style>
    <style:style style:name="T113" style:family="text">
      <style:text-properties style:font-name="Liberation Serif" fo:font-size="12pt" officeooo:rsid="0076caa6" style:font-size-asian="12pt" style:font-size-complex="12pt"/>
    </style:style>
    <style:style style:name="T114" style:family="text">
      <style:text-properties style:font-name="Liberation Serif" fo:font-size="12pt" fo:font-style="italic" officeooo:rsid="004a9b0f" style:font-size-asian="12pt" style:font-style-asian="italic" style:font-size-complex="12pt" style:font-style-complex="italic"/>
    </style:style>
    <style:style style:name="T115" style:family="text">
      <style:text-properties style:font-name="Liberation Serif" fo:font-size="12pt" fo:font-style="italic" officeooo:rsid="004e61a6" style:font-size-asian="12pt" style:font-style-asian="italic" style:font-size-complex="12pt" style:font-style-complex="italic"/>
    </style:style>
    <style:style style:name="T116" style:family="text">
      <style:text-properties style:font-name="Liberation Serif" fo:font-size="12pt" fo:font-style="italic" officeooo:rsid="004ebdda" style:font-size-asian="12pt" style:font-style-asian="italic" style:font-size-complex="12pt" style:font-style-complex="italic"/>
    </style:style>
    <style:style style:name="T117" style:family="text">
      <style:text-properties style:font-name="Liberation Serif" fo:font-size="12pt" fo:font-style="italic" officeooo:rsid="00537a88" style:font-size-asian="12pt" style:font-style-asian="italic" style:font-size-complex="12pt" style:font-style-complex="italic"/>
    </style:style>
    <style:style style:name="T118" style:family="text">
      <style:text-properties style:font-name="Liberation Serif" fo:font-size="12pt" fo:font-style="italic" officeooo:rsid="00480514" style:font-size-asian="12pt" style:font-style-asian="italic" style:font-size-complex="12pt" style:font-style-complex="italic"/>
    </style:style>
    <style:style style:name="T119" style:family="text">
      <style:text-properties style:font-name="Liberation Serif" fo:font-size="12pt" fo:font-style="italic" officeooo:rsid="007edee3" style:font-size-asian="12pt" style:font-style-asian="italic" style:font-size-complex="12pt" style:font-style-complex="italic"/>
    </style:style>
    <style:style style:name="T120" style:family="text">
      <style:text-properties style:font-name="Liberation Serif" fo:font-size="12pt" fo:font-style="normal" officeooo:rsid="004e61a6" style:font-size-asian="12pt" style:font-style-asian="normal" style:font-size-complex="12pt" style:font-style-complex="normal"/>
    </style:style>
    <style:style style:name="T121" style:family="text">
      <style:text-properties style:font-name="Liberation Serif" fo:font-size="12pt" fo:font-style="normal" officeooo:rsid="007edee3" style:font-size-asian="12pt" style:font-style-asian="normal" style:font-size-complex="12pt" style:font-style-complex="normal"/>
    </style:style>
    <style:style style:name="T122" style:family="text">
      <style:text-properties style:font-name="Liberation Serif" fo:font-size="12pt" fo:font-style="normal" officeooo:rsid="007ffff5" style:font-size-asian="12pt" style:font-style-asian="normal" style:font-size-complex="12pt" style:font-style-complex="normal"/>
    </style:style>
    <style:style style:name="T123" style:family="text">
      <style:text-properties style:font-name="Liberation Serif" fo:font-size="12pt" fo:font-style="normal" officeooo:rsid="0076caa6" style:font-name-asian="Times New Roman" style:font-size-asian="12pt" style:font-style-asian="normal" style:font-name-complex="Times New Roman" style:font-size-complex="12pt" style:font-style-complex="normal"/>
    </style:style>
    <style:style style:name="T124" style:family="text">
      <style:text-properties style:font-name="Liberation Serif" fo:font-size="12pt" officeooo:rsid="004e61a6" style:font-name-asian="Times New Roman" style:font-size-asian="12pt" style:font-name-complex="Times New Roman" style:font-size-complex="12pt"/>
    </style:style>
    <style:style style:name="T125" style:family="text">
      <style:text-properties style:font-name="Liberation Serif" fo:font-size="12pt" officeooo:rsid="004ebdda" style:font-name-asian="Times New Roman" style:font-size-asian="12pt" style:font-name-complex="Times New Roman" style:font-size-complex="12pt"/>
    </style:style>
    <style:style style:name="T126" style:family="text">
      <style:text-properties style:font-name="Liberation Serif" fo:font-size="12pt" officeooo:rsid="004ebdda" style:font-name-asian="Liberation Serif1" style:font-size-asian="12pt" style:font-name-complex="Liberation Serif1" style:font-size-complex="12pt"/>
    </style:style>
    <style:style style:name="T127" style:family="text">
      <style:text-properties style:font-name="Liberation Serif" fo:font-size="12pt" officeooo:rsid="00537a88" style:font-name-asian="Liberation Serif1" style:font-size-asian="12pt" style:font-name-complex="Liberation Serif1" style:font-size-complex="12pt"/>
    </style:style>
    <style:style style:name="T128" style:family="text">
      <style:text-properties fo:font-size="12pt" officeooo:rsid="0071dd41" style:font-size-asian="12pt" style:font-size-complex="12pt"/>
    </style:style>
    <style:style style:name="T129" style:family="text">
      <style:text-properties fo:font-size="12pt" officeooo:rsid="007d8719" style:font-size-asian="12pt" style:font-size-complex="12pt"/>
    </style:style>
    <style:style style:name="T130" style:family="text">
      <style:text-properties fo:font-size="12pt" officeooo:rsid="00867971" style:font-size-asian="12pt" style:font-size-complex="12pt"/>
    </style:style>
    <style:style style:name="T131" style:family="text">
      <style:text-properties fo:font-size="12pt" fo:font-style="italic" officeooo:rsid="0071dd41" style:font-size-asian="12pt" style:font-style-asian="italic" style:font-size-complex="12pt" style:font-style-complex="italic"/>
    </style:style>
    <style:style style:name="T132" style:family="text">
      <style:text-properties fo:font-size="12pt" fo:font-style="italic" officeooo:rsid="006f1ff3" style:font-size-asian="12pt" style:font-style-asian="italic" style:font-size-complex="12pt" style:font-style-complex="italic"/>
    </style:style>
    <style:style style:name="T133" style:family="text">
      <style:text-properties fo:font-size="12pt" fo:font-style="italic" officeooo:rsid="007d8719" style:font-size-asian="12pt" style:font-style-asian="italic" style:font-size-complex="12pt" style:font-style-complex="italic"/>
    </style:style>
    <style:style style:name="T134"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135" style:family="text">
      <style:text-properties fo:font-size="12pt" fo:font-style="normal" officeooo:rsid="0071dd41" style:font-size-asian="12pt" style:font-style-asian="normal" style:font-size-complex="12pt" style:font-style-complex="normal"/>
    </style:style>
    <style:style style:name="T136" style:family="text">
      <style:text-properties fo:font-size="12pt" fo:font-style="normal" officeooo:rsid="007d8719" style:font-size-asian="12pt" style:font-style-asian="normal" style:font-size-complex="12pt" style:font-style-complex="normal"/>
    </style:style>
    <style:style style:name="T137" style:family="text">
      <style:text-properties fo:font-weight="normal" officeooo:rsid="00480514" style:font-weight-asian="normal" style:font-weight-complex="normal"/>
    </style:style>
    <style:style style:name="T138" style:family="text">
      <style:text-properties fo:font-style="normal" officeooo:rsid="005af861" style:font-style-asian="normal" style:font-style-complex="normal"/>
    </style:style>
    <style:style style:name="T139" style:family="text">
      <style:text-properties fo:font-style="normal" officeooo:rsid="005c1fb3" style:font-style-asian="normal" style:font-style-complex="normal"/>
    </style:style>
    <style:style style:name="T140" style:family="text">
      <style:text-properties fo:font-style="normal" officeooo:rsid="006b23da" style:font-style-asian="normal" style:font-style-complex="normal"/>
    </style:style>
    <style:style style:name="T141" style:family="text">
      <style:text-properties fo:font-style="normal" officeooo:rsid="006ba4a2" style:font-style-asian="normal" style:font-style-complex="normal"/>
    </style:style>
    <style:style style:name="T142" style:family="text">
      <style:text-properties fo:font-style="normal" officeooo:rsid="006c7323" style:font-style-asian="normal" style:font-style-complex="normal"/>
    </style:style>
    <style:style style:name="T143" style:family="text">
      <style:text-properties style:text-position="super 58%" style:font-name="Liberation Serif" fo:font-size="12pt" fo:font-style="italic" officeooo:rsid="00480514" style:font-size-asian="12pt" style:font-style-asian="italic" style:font-size-complex="12pt" style:font-style-complex="italic"/>
    </style:style>
    <style:style style:name="T144" style:family="text">
      <style:text-properties style:text-position="super 58%" officeooo:rsid="006c7323"/>
    </style:style>
    <style:style style:name="T145" style:family="text">
      <style:text-properties style:text-position="super 58%" officeooo:rsid="006f1ff3"/>
    </style:style>
    <style:style style:name="T146" style:family="text">
      <style:text-properties style:text-position="super 58%" fo:font-size="12pt" officeooo:rsid="007d8719" style:font-size-asian="12pt" style:font-size-complex="12pt"/>
    </style:style>
    <style:style style:name="T147" style:family="text">
      <style:text-properties style:text-position="0% 100%" style:font-name="Liberation Serif1" officeooo:rsid="004e61a6" style:font-name-asian="Liberation Serif1" style:font-name-complex="Liberation Serif1"/>
    </style:style>
    <style:style style:name="T148" style:family="text">
      <style:text-properties style:text-position="0% 100%" style:font-name="OpenSymbol" fo:font-size="12pt" officeooo:rsid="004e61a6" style:font-name-asian="OpenSymbol" style:font-size-asian="12pt" style:font-name-complex="OpenSymbol" style:font-size-complex="12pt"/>
    </style:style>
    <style:style style:name="T149"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50" style:family="text">
      <style:text-properties style:text-position="0% 100%" style:font-name="OpenSymbol" fo:font-style="italic" officeooo:rsid="004e61a6" style:font-name-asian="OpenSymbol" style:font-style-asian="italic" style:font-name-complex="OpenSymbol" style:font-style-complex="italic"/>
    </style:style>
    <style:style style:name="T151" style:family="text">
      <style:text-properties style:text-position="0% 100%" style:font-name="OpenSymbol" officeooo:rsid="004e61a6" style:font-name-asian="OpenSymbol" style:font-name-complex="OpenSymbol"/>
    </style:style>
    <style:style style:name="T152" style:family="text">
      <style:text-properties style:text-position="0% 100%" style:font-name="OpenSymbol" fo:font-weight="normal" officeooo:rsid="004e61a6" style:font-name-asian="OpenSymbol" style:font-weight-asian="normal" style:font-name-complex="OpenSymbol" style:font-weight-complex="normal"/>
    </style:style>
    <style:style style:name="T153" style:family="text">
      <style:text-properties style:text-position="0% 100%" officeooo:rsid="006fb83a"/>
    </style:style>
    <style:style style:name="T154" style:family="text">
      <style:text-properties style:font-name="Liberation Serif1" officeooo:rsid="004e61a6" style:font-name-asian="Liberation Serif1" style:font-name-complex="Liberation Serif1"/>
    </style:style>
    <style:style style:name="T155" style:family="text">
      <style:text-properties style:font-name="Liberation Serif1" fo:font-size="12pt" officeooo:rsid="004e61a6" style:font-name-asian="Liberation Serif1" style:font-size-asian="12pt" style:font-name-complex="Liberation Serif1" style:font-size-complex="12pt"/>
    </style:style>
    <style:style style:name="T156" style:family="text">
      <style:text-properties style:font-name="OpenSymbol" officeooo:rsid="004e61a6" style:font-name-asian="OpenSymbol" style:font-name-complex="OpenSymbol"/>
    </style:style>
    <style:style style:name="T157" style:family="text">
      <style:text-properties style:font-name="OpenSymbol" officeooo:rsid="0067dbc0" style:font-name-asian="OpenSymbol" style:font-name-complex="OpenSymbol"/>
    </style:style>
    <style:style style:name="T158" style:family="text">
      <style:text-properties style:font-name="OpenSymbol" officeooo:rsid="00537a88" style:font-name-asian="OpenSymbol" style:font-name-complex="OpenSymbol"/>
    </style:style>
    <style:style style:name="T159" style:family="text">
      <style:text-properties style:font-name="OpenSymbol" officeooo:rsid="006ba4a2" style:font-name-asian="OpenSymbol" style:font-name-complex="OpenSymbol"/>
    </style:style>
    <style:style style:name="T160" style:family="text">
      <style:text-properties style:font-name="OpenSymbol" officeooo:rsid="006dbbd3" style:font-name-asian="OpenSymbol" style:font-name-complex="OpenSymbol"/>
    </style:style>
    <style:style style:name="T161"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162" style:family="text">
      <style:text-properties style:font-name="OpenSymbol" fo:font-size="12pt" officeooo:rsid="004e61a6" style:font-name-asian="OpenSymbol" style:font-size-asian="12pt" style:font-name-complex="OpenSymbol" style:font-size-complex="12pt"/>
    </style:style>
    <style:style style:name="T163" style:family="text">
      <style:text-properties style:font-name="OpenSymbol" fo:font-size="12pt" officeooo:rsid="004ebdda" style:font-name-asian="OpenSymbol" style:font-size-asian="12pt" style:font-name-complex="OpenSymbol" style:font-size-complex="12pt"/>
    </style:style>
    <style:style style:name="T164" style:family="text">
      <style:text-properties style:font-name="OpenSymbol" fo:font-size="12pt" officeooo:rsid="00537a88" style:font-name-asian="OpenSymbol" style:font-size-asian="12pt" style:font-name-complex="OpenSymbol" style:font-size-complex="12pt"/>
    </style:style>
    <style:style style:name="T165"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166"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67" style:family="text">
      <style:text-properties style:font-name="OpenSymbol" fo:font-size="12pt" officeooo:rsid="004ebdda" style:font-name-asian="Times New Roman" style:font-size-asian="12pt" style:font-name-complex="Times New Roman" style:font-size-complex="12pt"/>
    </style:style>
    <style:style style:name="T168" style:family="text">
      <style:text-properties style:font-name="OpenSymbol" officeooo:rsid="006c7323" style:font-name-asian="Times New Roman" style:font-name-complex="Times New Roman"/>
    </style:style>
    <style:style style:name="T169" style:family="text">
      <style:text-properties style:font-name="OpenSymbol" officeooo:rsid="006dbbd3" style:font-name-asian="Times New Roman" style:font-name-complex="Times New Roman"/>
    </style:style>
    <style:style style:name="T170" style:family="text">
      <style:text-properties style:font-name="OpenSymbol" fo:font-style="italic" officeooo:rsid="004e61a6" style:font-name-asian="OpenSymbol" style:font-style-asian="italic" style:font-name-complex="OpenSymbol" style:font-style-complex="italic"/>
    </style:style>
    <style:style style:name="T171" style:family="text">
      <style:text-properties style:font-name="OpenSymbol" fo:font-style="italic" officeooo:rsid="006ba4a2" style:font-name-asian="OpenSymbol" style:font-style-asian="italic" style:font-name-complex="OpenSymbol" style:font-style-complex="italic"/>
    </style:style>
    <style:style style:name="T172" style:family="text">
      <style:text-properties officeooo:rsid="005af861"/>
    </style:style>
    <style:style style:name="T173" style:family="text">
      <style:text-properties officeooo:rsid="005c1fb3"/>
    </style:style>
    <style:style style:name="T174" style:family="text">
      <style:text-properties officeooo:rsid="005eab15"/>
    </style:style>
    <style:style style:name="T175" style:family="text">
      <style:text-properties officeooo:rsid="00603878"/>
    </style:style>
    <style:style style:name="T176" style:family="text">
      <style:text-properties officeooo:rsid="00617e42"/>
    </style:style>
    <style:style style:name="T177" style:family="text">
      <style:text-properties officeooo:rsid="0063932d"/>
    </style:style>
    <style:style style:name="T178" style:family="text">
      <style:text-properties officeooo:rsid="006549cb"/>
    </style:style>
    <style:style style:name="T179" style:family="text">
      <style:text-properties officeooo:rsid="0066eae5"/>
    </style:style>
    <style:style style:name="T180" style:family="text">
      <style:text-properties officeooo:rsid="0067dbc0"/>
    </style:style>
    <style:style style:name="T181" style:family="text">
      <style:text-properties style:font-name="Times New Roman" fo:font-style="normal" officeooo:rsid="006ba4a2" style:font-name-asian="Times New Roman" style:font-style-asian="normal" style:font-name-complex="Times New Roman" style:font-style-complex="normal"/>
    </style:style>
    <style:style style:name="T182" style:family="text">
      <style:text-properties officeooo:rsid="006b23da"/>
    </style:style>
    <style:style style:name="T183" style:family="text">
      <style:text-properties officeooo:rsid="006c7323"/>
    </style:style>
    <style:style style:name="T184" style:family="text">
      <style:text-properties officeooo:rsid="006dbbd3"/>
    </style:style>
    <style:style style:name="T185" style:family="text">
      <style:text-properties officeooo:rsid="006ddc1d"/>
    </style:style>
    <style:style style:name="T186" style:family="text">
      <style:text-properties officeooo:rsid="006f1ff3"/>
    </style:style>
    <style:style style:name="T187" style:family="text">
      <style:text-properties style:text-position="33% 58%" officeooo:rsid="006f1ff3"/>
    </style:style>
    <style:style style:name="T188" style:family="text">
      <style:text-properties style:text-position="33% 58%" style:font-name="OpenSymbol" officeooo:rsid="006c7323" style:font-name-asian="Times New Roman" style:font-name-complex="Times New Roman"/>
    </style:style>
    <style:style style:name="T189" style:family="text">
      <style:text-properties officeooo:rsid="006fb83a"/>
    </style:style>
    <style:style style:name="T190" style:family="text">
      <style:text-properties officeooo:rsid="0078ae44"/>
    </style:style>
    <style:style style:name="T191" style:family="text">
      <style:text-properties officeooo:rsid="007a0ce0"/>
    </style:style>
    <style:style style:name="T192" style:family="text">
      <style:text-properties officeooo:rsid="007a7884"/>
    </style:style>
    <style:style style:name="T193" style:family="text">
      <style:text-properties officeooo:rsid="007aecff"/>
    </style:style>
    <style:style style:name="T194" style:family="text">
      <style:text-properties officeooo:rsid="007cba98"/>
    </style:style>
    <style:style style:name="T195" style:family="text">
      <style:text-properties officeooo:rsid="007cbeb1"/>
    </style:style>
    <style:style style:name="T196" style:family="text">
      <style:text-properties officeooo:rsid="0081fde4"/>
    </style:style>
    <style:style style:name="T197" style:family="text">
      <style:text-properties officeooo:rsid="00837253"/>
    </style:style>
    <style:style style:name="T198" style:family="text">
      <style:text-properties officeooo:rsid="00842f7e"/>
    </style:style>
    <style:style style:name="T199" style:family="text">
      <style:text-properties officeooo:rsid="008612dc"/>
    </style:style>
    <style:style style:name="T200" style:family="text">
      <style:text-properties officeooo:rsid="008679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
      <text:p text:style-name="P45"><text:span text:style-name="T1">Computer Science</text:span> 4<text:span text:style-name="T1">3</text:span>3 <text:span text:style-name="T1">-Artificial Intelligence</text:span></text:p>
      <text:p text:style-name="P44">Dr. Robert Kremer</text:p>
      <text:p text:style-name="P51">Assignment 1: Set Based Search and Or Tree Based Search</text:p>
      <text:p text:style-name="P44"/>
      <text:p text:style-name="P44">Group 8</text:p>
      <text:p text:style-name="P46"><text:span text:style-name="T1">Todd Bennet</text:span><text:span text:style-name="T3">t</text:span><text:span text:style-name="T1">, Sean Brown, </text:span><text:span text:style-name="T20"><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text:p>
      <text:p text:style-name="P16">TODO LIST: </text:p>
      <text:p text:style-name="P17">- Finalize SBS:</text:p>
      <text:p text:style-name="P17"><text:tab/>- Search Instance <text:span text:style-name="T196">(Taken - <text:s/>Alex</text:span><text:span text:style-name="T197">)</text:span></text:p>
      <text:p text:style-name="P17"><text:tab/>- Example <text:span text:style-name="T198">(Taken – Sean)</text:span></text:p>
      <text:p text:style-name="P17"><text:tab/>- Implementation Ideas</text:p>
      <text:p text:style-name="P17"/>
      <text:p text:style-name="P19">- Finalize Otree:</text:p>
      <text:p text:style-name="P19"><text:tab/>- Intro</text:p>
      <text:p text:style-name="P18"><text:tab/>- Search Model <text:span text:style-name="T199">(Taken – Todd) </text:span></text:p>
      <text:p text:style-name="P18"><text:tab/>- Search Process <text:span text:style-name="T199">(Taken – Todd) </text:span></text:p>
      <text:p text:style-name="P18"><text:tab/>- Search Instance</text:p>
      <text:p text:style-name="P18"><text:tab/>- Example <text:span text:style-name="T198">(Taken - Sean)</text:span></text:p>
      <text:p text:style-name="P18"><text:tab/>- Implementation Ideas</text:p>
      <text:p text:style-name="P19"/>
      <text:p text:style-name="P19">- References:</text:p>
      <text:p text:style-name="P19"><text:tab/>- Kremer's Notes</text:p>
      <text:p text:style-name="P19"><text:tab/>- Andrew's Notes</text:p>
      <text:p text:style-name="P19"><text:tab/>- Sisyphus I Problem</text:p>
      <text:p text:style-name="P19"><text:tab/>- Any tips and trick pages you guys find</text:p>
      <text:p text:style-name="P62"><text:span text:style-name="T46"><text:tab/></text:span><text:span text:style-name="T50">- Fix up references throughout the paper</text:span></text:p>
      <text:p text:style-name="P20"/>
      <text:p text:style-name="P21">- General:</text:p>
      <text:p text:style-name="P63"><text:span text:style-name="T50"><text:tab/>- </text:span><text:span text:style-name="T51">Group </text:span><text:span text:style-name="T50">Edit until Monday 11:00PM. After this point, Alex will <text:tab/>take over, format, edit and finish up </text:span></text:p>
      <text:p text:style-name="P15">*************************************************************/</text:p>
      <text:p text:style-name="P15"/>
      <text:p text:style-name="P64"><text:span text:style-name="T57">Set Based Searc</text:span><text:span text:style-name="T60">h</text:span></text:p>
      <text:p text:style-name="P37"/>
      <text:p text:style-name="P60"><text:span text:style-name="T76">In choosing a set based search, we choose to imitate nature and genetics. </text:span>We create a population of solutions <text:span text:style-name="T76">to our problem</text:span>, <text:span text:style-name="T76">and mutate or combine them in order to breed the fittest possible solution </text:span><text:span text:style-name="T77">given some resource limitation</text:span><text:span text:style-name="T76">. </text:span><text:span text:style-name="T77">For our </text:span><text:span text:style-name="T7">Sisyphus I</text:span><text:span text:style-name="T77"> problem, this means we must find a way to quickly create arbitrary room assignments, and swap people around until time runs out. Note that this does not guarantee that different runs will produce the same solution. We explore our proposed implementation of Set Based Search </text:span><text:span text:style-name="T77">below. </text:span></text:p>
      <text:p text:style-name="P114"/>
      <text:p text:style-name="P11"><text:soft-page-break/><text:span text:style-name="T45">Search Mode</text:span><text:span text:style-name="T47">l</text:span></text:p>
      <text:p text:style-name="P5"/>
      <text:p text:style-name="P66"><text:span text:style-name="T78">For our purposes, we define our search model as pe</text:span><text:span text:style-name="T137">r </text:span><text:span text:style-name="T79">Jörg Denzinger's definition (Kremer, 2013). </text:span></text:p>
      <text:p text:style-name="P115"/>
      <text:p text:style-name="P65"><text:span text:style-name="T81">A</text:span><text:span text:style-name="T87">SET</text:span><text:span text:style-name="T81"> = (S</text:span><text:span text:style-name="T87">SET</text:span><text:span text:style-name="T81">, T</text:span><text:span text:style-name="T87">SET</text:span><text:span text:style-name="T81">)</text:span></text:p>
      <text:p text:style-name="P115"/>
      <text:p text:style-name="P66"><text:span text:style-name="T79">Where </text:span><text:span text:style-name="T81">A</text:span><text:span text:style-name="T88">SET</text:span><text:span text:style-name="T79"> is the search model, </text:span><text:span text:style-name="T81">S</text:span><text:span text:style-name="T88">SET</text:span><text:span text:style-name="T79"> is the search state, and </text:span><text:span text:style-name="T81">T</text:span><text:span text:style-name="T88">SET</text:span><text:span text:style-name="T79"> is the set of transition rules, </text:span><text:span text:style-name="T80">which is a relation on </text:span><text:span text:style-name="T86">T</text:span><text:span text:style-name="T91">SET</text:span><text:span text:style-name="T100">:</text:span></text:p>
      <text:p text:style-name="P119"/>
      <text:p text:style-name="P78"><text:span text:style-name="T101">T</text:span><text:span text:style-name="T92">SET</text:span><text:span text:style-name="T101"> : S</text:span><text:span text:style-name="T92">SET</text:span><text:span text:style-name="T101"> </text:span><text:span text:style-name="T102">× </text:span><text:span text:style-name="T103">S</text:span><text:span text:style-name="T93">SET</text:span></text:p>
      <text:p text:style-name="P116"/>
      <text:p text:style-name="P118">Search States</text:p>
      <text:p text:style-name="P116"/>
      <text:p text:style-name="P72"><text:span text:style-name="T94">We define the </text:span><text:span text:style-name="T82">S</text:span><text:span text:style-name="T89">SET</text:span><text:span text:style-name="T94"> to be the </text:span><text:span text:style-name="T96">set of all possible fact </text:span><text:span text:style-name="T97">sets</text:span><text:span text:style-name="T94">. </text:span><text:span text:style-name="T95">In the case of the </text:span><text:span text:style-name="T83">Sisyphus I</text:span><text:span text:style-name="T95"> problem (Kremer, 2013 [Accurate?]), we define a fact to be a </text:span><text:span text:style-name="T83">viable</text:span><text:span text:style-name="T95"> room assigning. Similarly, we say a room assigning is </text:span><text:span text:style-name="T83">viable</text:span><text:span text:style-name="T95"> if </text:span><text:span text:style-name="T96">and only i</text:span><text:span text:style-name="T95">f it violates no hard constraints. </text:span></text:p>
      <text:p text:style-name="P67"/>
      <text:p text:style-name="P61"><text:span text:style-name="T118">S</text:span><text:span text:style-name="T33">SET</text:span><text:span text:style-name="T118"> = 2</text:span><text:span text:style-name="T143">F</text:span></text:p>
      <text:p text:style-name="P121"/>
      <text:p text:style-name="P73"><text:span text:style-name="T95">As such, </text:span><text:span text:style-name="T84">S</text:span><text:span text:style-name="T90">SET</text:span><text:span text:style-name="T95"> is the set of all possible </text:span><text:span text:style-name="T97">sets of </text:span><text:span text:style-name="T95">room assignings, </text:span><text:span text:style-name="T97">which directly translates into </text:span><text:span text:style-name="T85">S</text:span><text:span text:style-name="T97"> being the power set of all room assignings. </text:span></text:p>
      <text:p text:style-name="P117"/>
      <text:p text:style-name="P75"><text:span text:style-name="T98">Transition </text:span><text:span text:style-name="T99">(Extension)</text:span><text:span text:style-name="T98"> Rules</text:span></text:p>
      <text:p text:style-name="P117"><text:s/></text:p>
      <text:p text:style-name="P110"><text:span text:style-name="T107">Our transition rules define the set of legal changes between search states. </text:span><text:span text:style-name="T106">We chose to implement a specific version of Set Based Search known as a </text:span><text:span text:style-name="T114">genetic algorithm</text:span><text:span text:style-name="T106">. Genetic algorithms have two defining transition rules: </text:span><text:span text:style-name="T114">mutation</text:span><text:span text:style-name="T106"> and </text:span><text:span text:style-name="T114">combination</text:span><text:span text:style-name="T106">. Mutation involves changing one individual within the population. </text:span><text:span text:style-name="T107">Combination involves taking two facts and combining their information in some way such </text:span><text:span text:style-name="T108">that one or more offspring are produced. Using these, if we use </text:span><text:span text:style-name="T115">mutation</text:span><text:span text:style-name="T120"> or </text:span><text:span text:style-name="T115">combination</text:span><text:span text:style-name="T120"> to get there. </text:span></text:p>
      <text:p text:style-name="P76"/>
      <text:p text:style-name="P47"><text:span text:style-name="T107">T</text:span><text:span text:style-name="T32">SET</text:span><text:span text:style-name="T107"> = </text:span><text:span text:style-name="T108">{(s, s') | </text:span><text:span text:style-name="T161">∃</text:span><text:span text:style-name="T108"> </text:span><text:span text:style-name="T108">A → B </text:span><text:span text:style-name="T148">∈</text:span><text:span text:style-name="T108"> Ext </text:span><text:span text:style-name="T155">●</text:span><text:span text:style-name="T108"> (A </text:span><text:span text:style-name="T162">⊆</text:span><text:span text:style-name="T124"> </text:span><text:span text:style-name="T108">s) </text:span><text:span text:style-name="T162">∧</text:span><text:span text:style-name="T108"> (s' = (s-A) </text:span><text:span text:style-name="T162">∪</text:span><text:span text:style-name="T108"> B)}</text:span></text:p>
      <text:p text:style-name="P76"/>
      <text:p text:style-name="P48"><text:span text:style-name="T109">Ext = {A → B | A, B </text:span><text:span text:style-name="T148">∈</text:span><text:span text:style-name="T109"> F}</text:span></text:p>
      <text:p text:style-name="P68"/>
      <text:p text:style-name="P112"><text:span text:style-name="T109">Given the </text:span><text:span text:style-name="T116">Sisyphus I</text:span><text:span text:style-name="T109"> room assignment problem, we define mutation as the moving of one <text:s text:c="2"/>person from one office to another. We define this formally </text:span><text:span text:style-name="T111">below</text:span><text:span text:style-name="T109">. </text:span></text:p>
      <text:p text:style-name="P69"/>
      <text:p text:style-name="P49"><text:span text:style-name="T113">inRoom : (Person, F) </text:span><text:span text:style-name="T104">× </text:span><text:span text:style-name="T105">Room</text:span></text:p>
      <text:p text:style-name="P120">inRoom(p, A) = r ↔ p is assigned to room r in fact A</text:p>
      <text:p text:style-name="P69"><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77"/>
            <text:p text:style-name="P77">Mut</text:p>
          </table:table-cell>
          <table:table-cell table:style-name="Table1.A1" office:value-type="string">
            <text:p text:style-name="P79"><text:s/></text:p>
            <text:p text:style-name="P79">=</text:p>
          </table:table-cell>
          <table:table-cell table:style-name="Table1.A1" office:value-type="string">
            <text:p text:style-name="P50"><text:span text:style-name="T109">{A → B | </text:span><text:span text:style-name="T161">∃</text:span><text:span text:style-name="T109"> p,</text:span><text:span text:style-name="T110">q</text:span><text:span text:style-name="T109"> </text:span><text:span text:style-name="T148">∈</text:span><text:span text:style-name="T109"> A st. p,</text:span><text:span text:style-name="T110">q</text:span><text:span text:style-name="T109"> </text:span><text:span text:style-name="T148">∈</text:span><text:span text:style-name="T109"> B </text:span><text:span text:style-name="T162">∧ </text:span><text:span text:style-name="T109">inRoom(</text:span><text:span text:style-name="T110">p, A) =inRoom(q, B) </text:span><text:span text:style-name="T162">∧</text:span><text:span text:style-name="T110"> inRoom(q, A) = inRoom(p,B)</text:span><text:span text:style-name="T109"> <text:s/></text:span><text:span text:style-name="T155">●</text:span><text:span text:style-name="T109"> p </text:span><text:span text:style-name="T163">≠</text:span><text:span text:style-name="T109"> </text:span><text:span text:style-name="T167">φ</text:span><text:span text:style-name="T125"> </text:span><text:span text:style-name="T155">●</text:span></text:p>
            <text:p text:style-name="P50"><text:span text:style-name="T164">∀ </text:span><text:span text:style-name="T110">r </text:span><text:span text:style-name="T148">∈ </text:span><text:span text:style-name="T110">A, r </text:span><text:span text:style-name="T148">∈ </text:span><text:span text:style-name="T110">B, q </text:span><text:span text:style-name="T163">≠</text:span><text:span text:style-name="T110"> p, q, inRoom(r, A) = inRoom(r, B)</text:span><text:span text:style-name="T127">}</text:span><text:span text:style-name="T126"> </text:span></text:p>
          </table:table-cell>
        </table:table-row>
      </table:table>
      <text:p text:style-name="P70"/>
      <text:p text:style-name="P113"><text:span text:style-name="T117">Mutation</text:span><text:span text:style-name="T110"> is, then, a change of state such that we swap the room assignment of some person in </text:span><text:span text:style-name="T111">fact</text:span><text:span text:style-name="T110"> A with another possibly-null person's assignment within B. All other persons remain unchanged, and both states must be viable. Note that </text:span><text:span text:style-name="T165">φ</text:span><text:span text:style-name="T110"> represents the null person, a placeholder person for a vacancy within the room. </text:span><text:span text:style-name="T113">Also note that inRoom is a relation and not a function because of </text:span><text:span text:style-name="T165">φ </text:span><text:span text:style-name="T123">being in every room. So as long as one value of inRoom(q, A) and inRoom(q, B) makes the above statements true, it is considered to be true.</text:span></text:p>
      <text:p text:style-name="P71"/>
      <text:p text:style-name="P111"><text:span text:style-name="T111">Upon consideration and correspondence with Dr. Robert Kremer (2013), we have decided not to implement combination within our algorithm. </text:span><text:span text:style-name="T112">Given the time limitation of our SBS, and the relative complexity of determining a viable solution by combination, its inclusion could actually be a detriment within our algorithm. </text:span></text:p>
      <text:p text:style-name="P5"/>
      <text:p text:style-name="P12"><text:span text:style-name="T45">Search </text:span><text:span text:style-name="T48">Process</text:span><text:span text:style-name="T49"> </text:span><text:span text:style-name="T59"><text:tab/></text:span></text:p>
      <text:p text:style-name="P55"/>
      <text:p text:style-name="P122">Our search process defines how our search behaves from decision to decision. Formally this is written as below: </text:p>
      <text:p text:style-name="P55"/>
      <text:p text:style-name="P12"><text:span text:style-name="T4">P</text:span><text:span text:style-name="T25">SET</text:span><text:span text:style-name="T21"> </text:span><text:span text:style-name="T4">= (A</text:span><text:span text:style-name="T25">SET</text:span><text:span text:style-name="T4">, Env</text:span><text:span text:style-name="T25">SET</text:span><text:span text:style-name="T4">, K</text:span><text:span text:style-name="T25">SET</text:span><text:span text:style-name="T4">)</text:span></text:p>
      <text:p text:style-name="P5"/>
      <text:p text:style-name="P10"><text:span text:style-name="T172">Where </text:span><text:span text:style-name="T8">P</text:span><text:span text:style-name="T26">SET</text:span><text:span text:style-name="T172"> is the search </text:span><text:span text:style-name="T8">process</text:span><text:span text:style-name="T138">,</text:span><text:span text:style-name="T172"> </text:span><text:span text:style-name="T8">A</text:span><text:span text:style-name="T26">SET</text:span><text:span text:style-name="T172"> is our </text:span><text:span text:style-name="T8">model</text:span><text:span text:style-name="T172">, </text:span><text:span text:style-name="T8">Env</text:span><text:span text:style-name="T26">SET</text:span><text:span text:style-name="T8"> </text:span><text:span text:style-name="T172">represents the search environment, and </text:span><text:span text:style-name="T8">K</text:span><text:span text:style-name="T26">SET</text:span><text:span text:style-name="T172"> represents the </text:span><text:span text:style-name="T8">control</text:span><text:span text:style-name="T172"> function. </text:span><text:span text:style-name="T173">As we have defined our model in a previous section, we must now formally define our search </text:span><text:span text:style-name="T9">environment </text:span><text:span text:style-name="T139">and </text:span><text:span text:style-name="T9">control</text:span><text:span text:style-name="T139">. </text:span></text:p>
      <text:p text:style-name="P123"/>
      <text:p text:style-name="P124">Environment</text:p>
      <text:p text:style-name="P123"/>
      <text:p text:style-name="P39"><text:span text:style-name="T174">An environment must not be something that makes sense to include within the search state, or anything which may be prone to change (Kremer, 2013). </text:span><text:span text:style-name="T175">Thus, the environment is more of a choice rather than formal definition. </text:span></text:p>
      <text:p text:style-name="P125"/>
      <text:p text:style-name="P40"><text:span text:style-name="T175">So let us define the search environment, </text:span><text:span text:style-name="T10">Env</text:span><text:span text:style-name="T27">SET</text:span><text:span text:style-name="T175">, to be the set of all rooms and their occupants within our problem universe. We say this because it is possible that we may have a floor added to our problem, or more rooms may become available elsewhere. As </text:span><text:span text:style-name="T175">well, they may already have unrelated occupants whom our team members must share an office with and we need to evaluate this possibility. Thus, this is the logical choice for </text:span><text:soft-page-break/><text:span text:style-name="T10">Env</text:span><text:span text:style-name="T27">SET</text:span><text:span text:style-name="T175">. </text:span></text:p>
      <text:p text:style-name="P38"/>
      <text:p text:style-name="P26">Control Function</text:p>
      <text:p text:style-name="P38"/>
      <text:p text:style-name="P92">Genetic algorithms have a unique emphasis on arbitrary decision making in order to produce the best results. Formally, we define a control function as follows: </text:p>
      <text:p text:style-name="P93"/>
      <text:p text:style-name="P102"><text:span text:style-name="T176">K</text:span><text:span text:style-name="T35">SET</text:span><text:span text:style-name="T176">(s, e) = (s-A) </text:span><text:span text:style-name="T156">∪</text:span><text:span text:style-name="T176"> B</text:span></text:p>
      <text:p text:style-name="P93"/>
      <text:p text:style-name="P87"><text:span text:style-name="T176">Where </text:span><text:span text:style-name="T11">s </text:span><text:span text:style-name="T176">is a particular search state and </text:span><text:span text:style-name="T11">e</text:span><text:span text:style-name="T176"> is a particular search environment. </text:span><text:span text:style-name="T177">We also have the following conditions. </text:span></text:p>
      <text:p text:style-name="P94"/>
      <text:p text:style-name="P88"><text:span text:style-name="T179">A and B </text:span><text:span text:style-name="T182">must be</text:span><text:span text:style-name="T179"> facts such that moving from A to B is a valid extension rule. </text:span><text:span text:style-name="T180">Writen formally as: </text:span></text:p>
      <text:p text:style-name="P80"><text:span text:style-name="T12">A, B </text:span><text:span text:style-name="T150">∈</text:span><text:span text:style-name="T12"> <text:s/>F st. A → B </text:span><text:span text:style-name="T150">∈</text:span><text:span text:style-name="T12"> Ext</text:span></text:p>
      <text:p text:style-name="P96"/>
      <text:p text:style-name="P82"><text:span text:style-name="T180">A </text:span><text:span text:style-name="T182">must be</text:span><text:span text:style-name="T180"> a </text:span><text:span text:style-name="T182">set of</text:span><text:span text:style-name="T180"> fact</text:span><text:span text:style-name="T182">s</text:span><text:span text:style-name="T180"> within the search state. Written formally as: </text:span></text:p>
      <text:p text:style-name="P97"/>
      <text:p text:style-name="P81"><text:span text:style-name="T178">A </text:span><text:span text:style-name="T170">⊆</text:span><text:span text:style-name="T178"> s</text:span></text:p>
      <text:p text:style-name="P98"/>
      <text:p text:style-name="P86"><text:span text:style-name="T180">The transition </text:span><text:span text:style-name="T13">A → B</text:span><text:span text:style-name="T180"> is the most valuable of all other available transitions. We can write this formally as follows, using </text:span><text:span text:style-name="T13">f</text:span><text:span text:style-name="T28">WERT</text:span><text:span text:style-name="T180"> to define a 'worth' function </text:span><text:span text:style-name="T182">and </text:span><text:span text:style-name="T14">f</text:span><text:span text:style-name="T29">SELECT</text:span><text:span text:style-name="T182"> to define a selection function</text:span><text:span text:style-name="T180">: </text:span></text:p>
      <text:p text:style-name="P97"/>
      <text:p text:style-name="P104"><text:span text:style-name="T158">∀</text:span><text:span text:style-name="T178"> <text:s/>A</text:span><text:span text:style-name="T180">' → B' </text:span><text:span text:style-name="T151">∈ </text:span><text:span text:style-name="T180">Ext | A' </text:span><text:span text:style-name="T156">⊆</text:span><text:span text:style-name="T180"> s </text:span><text:span text:style-name="T154">●</text:span><text:span text:style-name="T180"> f</text:span><text:span text:style-name="T36">WERT</text:span><text:span text:style-name="T180">(A,B,e) </text:span><text:span text:style-name="T157">≤</text:span><text:span text:style-name="T180"> <text:s/>f</text:span><text:span text:style-name="T36">WERT</text:span><text:span text:style-name="T180">(A',B',e)</text:span></text:p>
      <text:p text:style-name="P95"/>
      <text:p text:style-name="P105"><text:span text:style-name="T182">A → B = f</text:span><text:span text:style-name="T37">SELECT</text:span><text:span text:style-name="T182">({A' → B' | </text:span><text:span text:style-name="T158">∀ </text:span><text:span text:style-name="T182">A'' → B'' </text:span><text:span text:style-name="T151">∈ </text:span><text:span text:style-name="T182">Ext | A'' </text:span><text:span text:style-name="T156">⊆</text:span><text:span text:style-name="T182"> s </text:span><text:span text:style-name="T154">●</text:span><text:span text:style-name="T182"> </text:span></text:p>
      <text:p text:style-name="P105"><text:span text:style-name="T182"><text:tab/> <text:s text:c="6"/>f</text:span><text:span text:style-name="T37">WERT</text:span><text:span text:style-name="T182">(A',B',e) </text:span><text:span text:style-name="T157">≤</text:span><text:span text:style-name="T182"> f</text:span><text:span text:style-name="T37">WERT</text:span><text:span text:style-name="T182">(A'', B'', e)}, e)</text:span></text:p>
      <text:p text:style-name="P95"/>
      <text:p text:style-name="P89"><text:span text:style-name="T182">Clearly, then, the power of our search control lies within our search </text:span><text:span text:style-name="T14">f</text:span><text:span text:style-name="T29">WERT</text:span><text:span text:style-name="T182"> and </text:span><text:span text:style-name="T14">f</text:span><text:span text:style-name="T29">SELECT</text:span><text:span text:style-name="T182">. <text:s/>We must define and tailor them for our </text:span><text:span text:style-name="T14">Sisyphus I </text:span><text:span text:style-name="T182">problem. </text:span><text:span text:style-name="T183">We define </text:span><text:span text:style-name="T14">f</text:span><text:span text:style-name="T29">WERT</text:span><text:span text:style-name="T183"> and</text:span><text:span text:style-name="T182"> </text:span><text:span text:style-name="T14">f</text:span><text:span text:style-name="T29">SELECT</text:span><text:span text:style-name="T183"> using</text:span><text:span text:style-name="T182"> Denzinger's definitions (Kremer, 2013) </text:span><text:span text:style-name="T183">below.</text:span></text:p>
      <text:p text:style-name="P84"/>
      <text:p text:style-name="P85"><text:span text:style-name="T182">Worth, defined by</text:span><text:span text:style-name="T14"> f</text:span><text:span text:style-name="T29">WERT</text:span><text:span text:style-name="T182">, takes the inputs of the start and end search states as well as the current environment to produce a heuristic value. While this can be any number, we are given integer values for our </text:span><text:span text:style-name="T14">Sisyphus I</text:span><text:span text:style-name="T140"> problem. Therefore, rather than working with </text:span><text:span text:style-name="T141">any real number,</text:span><text:span text:style-name="T171">ℜ,</text:span><text:span text:style-name="T181"> </text:span><text:span text:style-name="T140">we would work with </text:span><text:span text:style-name="T141">integers,</text:span><text:span text:style-name="T140"> </text:span><text:span text:style-name="T14">I </text:span><text:span text:style-name="T170">⊆</text:span><text:span text:style-name="T15"> </text:span><text:span text:style-name="T171">ℜ</text:span><text:span text:style-name="T140">. </text:span><text:span text:style-name="T141">However, the </text:span><text:span text:style-name="T142">interface</text:span><text:span text:style-name="T141"> definition still stands formally as follows: </text:span></text:p>
      <text:p text:style-name="P83"/>
      <text:p text:style-name="P106"><text:span text:style-name="T183">f</text:span><text:span text:style-name="T38">WERT</text:span><text:span text:style-name="T183">: 2</text:span><text:span text:style-name="T144">F</text:span><text:span text:style-name="T183"> </text:span><text:span text:style-name="T168">×</text:span><text:span text:style-name="T183"> 2</text:span><text:span text:style-name="T144">F</text:span><text:span text:style-name="T183"> </text:span><text:span text:style-name="T168">×</text:span><text:span text:style-name="T183"> Env → <text:s/></text:span><text:span text:style-name="T159">ℜ</text:span></text:p>
      <text:p text:style-name="P99"/>
      <text:p text:style-name="P89"><text:soft-page-break/><text:span text:style-name="T183">The heuristic </text:span><text:span text:style-name="T184">value of </text:span><text:span text:style-name="T16">A → B</text:span><text:span text:style-name="T184"> is determined by summing up the already given </text:span><text:span text:style-name="T16">Sisyphus I</text:span><text:span text:style-name="T184"> heuristic assignment penalties for each assignment in the state. Given that they are of negative value, we want to assign facts that violate any hard constraint, such as </text:span><text:span text:style-name="T16">at most two people to a room</text:span><text:span text:style-name="T184">, a value of negative infinity. We write this formally as: </text:span></text:p>
      <text:p text:style-name="P89"/>
      <text:p text:style-name="P103"><text:span text:style-name="T184">f</text:span><text:span text:style-name="T39">WERT</text:span><text:span text:style-name="T184">(A, B, e) = -</text:span><text:span text:style-name="T160"></text:span><text:span text:style-name="T184"> </text:span><text:span text:style-name="T61">if</text:span><text:span text:style-name="T184"> </text:span><text:span text:style-name="T169">¬</text:span><text:span text:style-name="T184">isViable(B, e) </text:span><text:span text:style-name="T61">else</text:span><text:span text:style-name="T184"> </text:span><text:span text:style-name="T169">Σ</text:span><text:span text:style-name="T184"> heuristicValue(B, e), A → B </text:span><text:span text:style-name="T151">∈</text:span><text:span text:style-name="T184"> Env</text:span></text:p>
      <text:p text:style-name="P83"/>
      <text:p text:style-name="P90"><text:span text:style-name="T185">If there is a tie between two transitions, we use </text:span><text:span text:style-name="T17">f</text:span><text:span text:style-name="T30">SELECT</text:span><text:span text:style-name="T185"> in order to determine which transition to follow. </text:span><text:span text:style-name="T186">In a genetic algorithm, we want such choices to be as various as possible. Therefore, our </text:span><text:span text:style-name="T18">f</text:span><text:span text:style-name="T31">SELECT</text:span><text:span text:style-name="T186"> will simply choose randomly in the case of a tie.</text:span></text:p>
      <text:p text:style-name="P100"/>
      <text:p text:style-name="P91"><text:span text:style-name="T186">The interface for </text:span><text:span text:style-name="T18">f</text:span><text:span text:style-name="T31">SELECT</text:span><text:span text:style-name="T186">, as defined by Denzinger (Kremer, 2013) is defined formally as follows:</text:span></text:p>
      <text:p text:style-name="P101"/>
      <text:p text:style-name="P107"><text:span text:style-name="T186">f</text:span><text:span text:style-name="T40">SELECT</text:span><text:span text:style-name="T186"> : 2</text:span><text:span text:style-name="T187">2F </text:span><text:span text:style-name="T188">×</text:span><text:span text:style-name="T187"> 2F</text:span><text:span text:style-name="T186"> </text:span><text:span text:style-name="T168">×</text:span><text:span text:style-name="T186"> Env → 2</text:span><text:span text:style-name="T145">F</text:span><text:span text:style-name="T186"> </text:span><text:span text:style-name="T168">×</text:span><text:span text:style-name="T186"> 2</text:span><text:span text:style-name="T145">F</text:span></text:p>
      <text:p text:style-name="P101"/>
      <text:p text:style-name="P108"><text:span text:style-name="T186">f</text:span><text:span text:style-name="T40">SELECT</text:span><text:span text:style-name="T186">(C, e) = A → B | C </text:span><text:span text:style-name="T156">⊆</text:span><text:span text:style-name="T180"> </text:span><text:span text:style-name="T189">T</text:span><text:span text:style-name="T41">SET</text:span><text:span text:style-name="T153"> </text:span><text:span text:style-name="T147">● </text:span><text:span text:style-name="T186">A → B </text:span><text:span text:style-name="T152">∈</text:span><text:span text:style-name="T186"> C </text:span><text:span text:style-name="T154">● </text:span><text:span text:style-name="T189">A → B = randomChoice(C)</text:span><text:span text:style-name="T186"> </text:span></text:p>
      <text:p text:style-name="P126"/>
      <text:p text:style-name="P41"><text:span text:style-name="T128">Using these tools, we define our </text:span><text:span text:style-name="T131">K</text:span><text:span text:style-name="T42">SET</text:span><text:span text:style-name="T128"> as follows. Let </text:span><text:span text:style-name="T131">A, B </text:span><text:span text:style-name="T149">∈</text:span><text:span text:style-name="T131"> S</text:span><text:span text:style-name="T42">SET</text:span><text:span text:style-name="T128"> such that B is formed through</text:span><text:span text:style-name="T131"> halfKill(A </text:span><text:span text:style-name="T166">∪</text:span><text:span text:style-name="T134"> </text:span><text:span text:style-name="T131"><text:s/>M), </text:span><text:span text:style-name="T135">where </text:span><text:span text:style-name="T131">A</text:span><text:span text:style-name="T135"> </text:span><text:span text:style-name="T136">is the current set of mutations, and </text:span><text:span text:style-name="T133">M</text:span><text:span text:style-name="T136"> is the set formed through </text:span><text:span text:style-name="T133">k </text:span><text:span text:style-name="T136">mutations of random members of </text:span><text:span text:style-name="T133">A,</text:span><text:span text:style-name="T136"> where </text:span><text:span text:style-name="T133">k = |A|</text:span><text:span text:style-name="T136">. We formally define halfKill(S) as follows. </text:span></text:p>
      <text:p text:style-name="P109"/>
      <text:p text:style-name="P52"><text:span text:style-name="T129">halfKill: 2</text:span><text:span text:style-name="T146">F</text:span><text:span text:style-name="T129"> → 2</text:span><text:span text:style-name="T146">F</text:span></text:p>
      <text:p text:style-name="P74"/>
      <text:p text:style-name="P42"><text:span text:style-name="T121">The function </text:span><text:span text:style-name="T119">halfKill(S) </text:span><text:span text:style-name="T121">returns a set half the size of |S| with one quarter of the population of S excluded based randomly</text:span><text:span text:style-name="T119">,</text:span><text:span text:style-name="T121"> and another quarter killed through </text:span><text:span text:style-name="T119">f</text:span><text:span text:style-name="T34">WERT</text:span><text:span text:style-name="T121"> and </text:span><text:span text:style-name="T119">f</text:span><text:span text:style-name="T34">SELECT</text:span><text:span text:style-name="T121">. This should produce a healthy population of nearly ideal individuals. The justification of the ordering of random killing versus selective killing is to produce the most various population possible. </text:span><text:span text:style-name="T122">These tools</text:span><text:span text:style-name="T121"> will be our </text:span><text:span text:style-name="T119">K</text:span><text:span text:style-name="T34">SET</text:span><text:span text:style-name="T121">. </text:span></text:p>
      <text:p text:style-name="P5"/>
      <text:p text:style-name="P132"><text:span text:style-name="T52">Search Instance </text:span><text:span text:style-name="T57"><text:tab/></text:span></text:p>
      <text:p text:style-name="P131"><text:span text:style-name="T19"/></text:p>
      <text:p text:style-name="P133"><text:span text:style-name="T130">The search instance defines the starting and ending states of our Set Based Search (Denzinger, WTFD8?). Formally, this is represented as: </text:span></text:p>
      <text:p text:style-name="P133"><text:span text:style-name="T130"/></text:p>
      <text:p text:style-name="P132"><text:span text:style-name="T6">Ins</text:span><text:span text:style-name="T25">SET</text:span><text:span text:style-name="T6"> = (s</text:span><text:span text:style-name="T24">0</text:span><text:span text:style-name="T25">-SET</text:span><text:span text:style-name="T6">, G</text:span><text:span text:style-name="T25">SET</text:span><text:span text:style-name="T6">) </text:span></text:p>
      <text:p text:style-name="P5"/>
      <text:p text:style-name="P134"><text:span text:style-name="T200">where s</text:span><text:span text:style-name="T44">0-SET</text:span><text:span text:style-name="T200"> is the initial state, and G</text:span><text:span text:style-name="T44">SET</text:span><text:span text:style-name="T200"> is the goal state of our search. </text:span></text:p>
      <text:p text:style-name="P134"><text:span text:style-name="T200"/></text:p>
      <text:p text:style-name="P134"><text:span text:style-name="T200"/></text:p>
      <text:p text:style-name="P136"><text:soft-page-break/><text:span text:style-name="T200">Initial State</text:span></text:p>
      <text:p text:style-name="P134"/>
      <text:p text:style-name="P134">Our starting state will be a <text:span text:style-name="T71">set of </text:span><text:span text:style-name="T72">randomly generated solutions </text:span><text:span text:style-name="T73">from a random Or Tree search. </text:span></text:p>
      <text:p text:style-name="P135"/>
      <text:p text:style-name="P138"><text:span text:style-name="T200">Goal State </text:span></text:p>
      <text:p text:style-name="P137"><text:span text:style-name="T200"/></text:p>
      <text:p text:style-name="P28"><text:span text:style-name="T73">Due to the computational cost of creating a </text:span><text:span text:style-name="T74">good 'approximate solution', we would not </text:span><text:span text:style-name="T74">like to compute this value. Therefore, our goal state is simply when we run out of time, as mutations can always be applied.</text:span></text:p>
      <text:p text:style-name="P27"/>
      <text:p text:style-name="P24">Example</text:p>
      <text:p text:style-name="P5"/>
      <text:p text:style-name="P57">Need to include an example. I'm thinking... </text:p>
      <text:p text:style-name="P57"/>
      <text:p text:style-name="P53">5 People <text:tab/><text:tab/><text:tab/>3 Rooms</text:p>
      <text:p text:style-name="P57">1 Manager<text:tab/><text:tab/><text:tab/>1 Large</text:p>
      <text:p text:style-name="P57">1 Team Lead<text:tab/><text:tab/><text:tab/>2 Small</text:p>
      <text:p text:style-name="P57">2 of Manager's team</text:p>
      <text:p text:style-name="P57">2 of Team Lead's Team</text:p>
      <text:p text:style-name="P5"/>
      <text:p text:style-name="P22">Notes and Development Ideas</text:p>
      <text:p text:style-name="P5"/>
      <text:p text:style-name="P5">Random thoughts on implementaitons and stuffs</text:p>
      <text:p text:style-name="P3"><text:span text:style-name="T1">//</text:span><text:span text:style-name="T53">Maxheap? Randomization? /*</text:span><text:span text:style-name="T190">What if we get ourselves stuck: a fact which could never be mutated (a local maximum) that is not our best fact. Should we kill it randomly and then spawn a new one with the Or Tree? (does that make any sense at all?) </text:span><text:span text:style-name="T191">- Todd</text:span><text:span text:style-name="T190">*/</text:span></text:p>
      <text:p text:style-name="P5"/>
      <text:p text:style-name="P14">Or Tree <text:span text:style-name="T76">Based </text:span>Search</text:p>
      <text:p text:style-name="P29"/>
      <text:p text:style-name="P33"><text:span text:style-name="T63">The idea behind an Or Tree is to treat each child of the source node as an alternative solution to a problem. Then, we wish to determine the best possible solution. Given the set of soft and hard constraints for the Constraint Satisfaction problem, we </text:span><text:span text:style-name="T64">wish to determine the best possible solution for assigning all people to an office. </text:span></text:p>
      <text:p text:style-name="Standard"/>
      <text:p text:style-name="P6"><text:span text:style-name="T55">Search Model <text:tab/></text:span><text:span text:style-name="T4">A</text:span><text:span text:style-name="T23">V</text:span><text:span text:style-name="T4"> = (S</text:span><text:span text:style-name="T23">V</text:span><text:span text:style-name="T4">, T</text:span><text:span text:style-name="T23">V</text:span><text:span text:style-name="T4">)</text:span></text:p>
      <text:p text:style-name="P6"/>
      <text:p text:style-name="P34">Our Or Tree search model can be defined in terms of our search state and our available transitions. </text:p>
      <text:p text:style-name="P34"/>
      <text:p text:style-name="P34">A search state within our model is a <text:span text:style-name="T192">tree where each node contains a </text:span>person <text:span text:style-name="T192">and a room</text:span> <text:soft-page-break/>such that the<text:span text:style-name="T192"> person is assigned to the room</text:span>. <text:span text:style-name="T192">Earlier plies in the tree are given out </text:span>such that team leaders, project leaders and managers are considered first and put in the largest office possible. <text:span text:style-name="T192">Therefore by traversing the tree from the root to a solved leaf, one can see </text:span><text:span text:style-name="T192">the set of room assignments corresponding to a complete solution (in a very memory efficient way!)</text:span></text:p>
      <text:p text:style-name="P34"/>
      <text:p text:style-name="P34">Our transitions will be <text:span text:style-name="T193">defined by a function which chooses alternative problems which may be solved by an existing problem (these are the children of a node in the tree). These </text:span><text:span text:style-name="T193">alternative problems are created by taking an assumption to make the problem space smaller, in our case, at each node we make an assumption about which room one person </text:span><text:span text:style-name="T193">will be assigned to and the new problem is to assign all the remaining people to all the remaining room spots. A finished leaf node is one in which the problem is empty (all </text:span><text:span text:style-name="T193">people have already been assumed to have been assigned at higher nodes of the tree).</text:span></text:p>
      <text:p text:style-name="P6"/>
      <text:p text:style-name="P6"><text:span text:style-name="T55">Search </text:span><text:span text:style-name="T58">Process <text:tab/></text:span><text:span text:style-name="T4">P</text:span><text:span text:style-name="T22">V</text:span><text:span text:style-name="T4"> = (A</text:span><text:span text:style-name="T22">V</text:span><text:span text:style-name="T4">, Env</text:span><text:span text:style-name="T22">V</text:span><text:span text:style-name="T4">, K</text:span><text:span text:style-name="T22">V</text:span><text:span text:style-name="T4">)</text:span></text:p>
      <text:p text:style-name="P6"/>
      <text:p text:style-name="P34">Our search model is defined as above. </text:p>
      <text:p text:style-name="P34"/>
      <text:p text:style-name="P8"><text:span text:style-name="T65">Our environment will be defined as the rooms available </text:span><text:span text:style-name="T194">and the lists of people and rooms and their properties</text:span><text:span text:style-name="T65">. </text:span><text:span text:style-name="T66">The persons assigned will be part of our search tree state. </text:span></text:p>
      <text:p text:style-name="P35"/>
      <text:p text:style-name="P13"><text:span text:style-name="T67">Our control will be such that we evaluate by the hard and soft constraints. A solution will be determined as unsolveable if it violates a hard constraint. Other solutions will be defined by </text:span><text:span text:style-name="T132">f</text:span><text:span text:style-name="T43">ALTERN</text:span><text:span text:style-name="T67"> by their relative soft constraint worth, given in the list of solutions. Given that this is not a genetic algorithm, we really need no sort of randomization... </text:span></text:p>
      <text:p text:style-name="P6"/>
      <text:p text:style-name="P32"><text:span text:style-name="T57">Search Instance <text:tab/></text:span><text:span text:style-name="T6">Ins</text:span><text:span text:style-name="T22">V</text:span><text:span text:style-name="T6"> = (s</text:span><text:span text:style-name="T24">0</text:span><text:span text:style-name="T22">-V</text:span><text:span text:style-name="T6">, G</text:span><text:span text:style-name="T22">V</text:span><text:span text:style-name="T6">) </text:span></text:p>
      <text:p text:style-name="P6"/>
      <text:p text:style-name="P36">Our initial search state will be <text:span text:style-name="T195">the tree with one node containing an empty assignment (since every node has to contain an assignment but we have not assigned anyone at the root node).</text:span></text:p>
      <text:p text:style-name="P128"/>
      <text:p text:style-name="P7"><text:span text:style-name="T62">Our goal state will be to h</text:span><text:span text:style-name="T63">ave all persons assigned to a room, with all hard constraints satisfied. </text:span></text:p>
      <text:p text:style-name="P6"/>
      <text:p text:style-name="P25">Example</text:p>
      <text:p text:style-name="P9"/>
      <text:p text:style-name="P58">Need to include an example. I'm thinking... </text:p>
      <text:p text:style-name="P58"/>
      <text:p text:style-name="P54">5 People <text:tab/><text:tab/><text:tab/>3 Rooms</text:p>
      <text:p text:style-name="P58">1 Manager<text:tab/><text:tab/><text:tab/>1 Large</text:p>
      <text:p text:style-name="P58"><text:soft-page-break/>1 Team Lead<text:tab/><text:tab/><text:tab/>2 Small</text:p>
      <text:p text:style-name="P58">2 of Manager's team</text:p>
      <text:p text:style-name="P58">2 of Team Lead's Team</text:p>
      <text:p text:style-name="P6"/>
      <text:p text:style-name="P127"># DIAGRAMS WOULD DO WELL HERE!!! </text:p>
      <text:p text:style-name="P6"/>
      <text:p text:style-name="P23">Notes and Development Ideas</text:p>
      <text:p text:style-name="P6"/>
      <text:p text:style-name="P6">Random thoughts on implementaitons and stuffs</text:p>
      <text:p text:style-name="P6"/>
      <text:p text:style-name="P36">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36"/>
      <text:p text:style-name="P7"><text:span text:style-name="T62">Another note is that we wish to store our current set in a form of max heap. </text:span><text:span text:style-name="T68">All the given penalties are in the form of </text:span><text:span text:style-name="T69">a </text:span><text:span text:style-name="T70">negative penalty, we can store our current d/s as a min-heap. </text:span></text:p>
      <text:p text:style-name="P30"/>
      <text:p text:style-name="P2"><text:span text:style-name="T56">REFERENCES</text:span><text:span text:style-name="T2">: </text:span></text:p>
      <text:p text:style-name="P31"/>
      <text:p text:style-name="P2"><text:span text:style-name="T2">// </text:span><text:span text:style-name="T54">Kremer's and Andrew's notes </text:span></text:p>
      <text:p text:style-name="P56">// Should we find extra source(s)? <text:s/></text:p>
      <text:p text:style-name="P56"/>
      <text:p text:style-name="P56">// <text:span text:style-name="T75">Doesn't seem to be a whole lot out there in terms of where we should go.... </text:span></text:p>
      <text:p text:style-name="P59">// I think the notes should have to do... </text:p>
      <text:p text:style-name="P59"/>
      <text:p text:style-name="P31">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officeooo:rsid="00758a04"/>
    </style:style>
    <style:style style:name="MT4"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text:span><text:span text:style-name="MT3">t</text:span><text:span text:style-name="MT1">, Sean Brown, Alex Madsen</text:span></text:p>
      </style:header>
      <style:footer>
        <text:p text:style-name="Footer"><text:tab/><text:span text:style-name="MT4">Page </text:span><text:span text:style-name="MT4"><text:page-number text:select-page="current">9</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1:42:19</dc:date>
    <meta:editing-cycles>106</meta:editing-cycles>
    <meta:editing-duration>PT19H30M25S</meta:editing-duration>
    <meta:generator>LibreOffice/3.6$Linux_X86_64 LibreOffice_project/360m1$Build-2</meta:generator>
    <meta:document-statistic meta:table-count="1" meta:image-count="0" meta:object-count="0" meta:page-count="9" meta:paragraph-count="136" meta:word-count="2316" meta:character-count="12902" meta:non-whitespace-character-count="10610"/>
    <meta:user-defined meta:name="Info 1"/>
    <meta:user-defined meta:name="Info 2"/>
    <meta:user-defined meta:name="Info 3"/>
    <meta:user-defined meta:name="Info 4"/>
  </office:meta>
</office:document-meta>
</file>